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Tabla1" style:family="table">
      <style:table-properties style:width="16.999cm" style:rel-width="100%" table:align="left"/>
    </style:style>
    <style:style style:name="Tabla1.A" style:family="table-column">
      <style:table-column-properties style:column-width="3.403cm" style:rel-column-width="13120*"/>
    </style:style>
    <style:style style:name="Tabla1.B" style:family="table-column">
      <style:table-column-properties style:column-width="0.205cm" style:rel-column-width="789*"/>
    </style:style>
    <style:style style:name="Tabla1.C" style:family="table-column">
      <style:table-column-properties style:column-width="13.391cm" style:rel-column-width="51625*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999cm" style:rel-width="100%" table:align="left"/>
    </style:style>
    <style:style style:name="Tabla2.A" style:family="table-column">
      <style:table-column-properties style:column-width="2.648cm" style:rel-column-width="10207*"/>
    </style:style>
    <style:style style:name="Tabla2.B" style:family="table-column">
      <style:table-column-properties style:column-width="14.351cm" style:rel-column-width="55328*"/>
    </style:style>
    <style:style style:name="Tabla2.A1" style:family="table-cell">
      <style:table-cell-properties style:vertical-align="middle" fo:padding="0.049cm" fo:border="none"/>
    </style:style>
    <style:style style:name="Tabla2.A2" style:family="table-cell">
      <style:table-cell-properties fo:padding="0.049cm" fo:border="none"/>
    </style:style>
    <style:style style:name="Tabla2.B11.1" style:family="table-column">
      <style:table-column-properties style:column-width="0.102cm" style:rel-column-width="394*"/>
    </style:style>
    <style:style style:name="Tabla2.B11.2" style:family="table-column">
      <style:table-column-properties style:column-width="5.75cm" style:rel-column-width="22168*"/>
    </style:style>
    <style:style style:name="Tabla2.B11.3" style:family="table-column">
      <style:table-column-properties style:column-width="8.498cm" style:rel-column-width="32766*"/>
    </style:style>
    <style:style style:name="Tabla2.B11.2.1.1" style:family="table-column">
      <style:table-column-properties style:column-width="1.378cm" style:rel-column-width="5311*"/>
    </style:style>
    <style:style style:name="Tabla2.B11.2.1.2" style:family="table-column">
      <style:table-column-properties style:column-width="4.373cm" style:rel-column-width="16857*"/>
    </style:style>
    <style:style style:name="Tabla2.B11.2.1.1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2.B11.2.1.2.1" style:family="table-cell">
      <style:table-cell-properties style:vertical-align="middle" style:border-line-width="0.002cm 0.088cm 0.002cm" fo:padding="0.049cm" fo:border="0.092cm double #808080"/>
    </style:style>
    <style:style style:name="Tabla2.B11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2.B11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3" style:family="table">
      <style:table-properties style:width="16.999cm" style:rel-width="100%" table:align="left"/>
    </style:style>
    <style:style style:name="Tabla3.A" style:family="table-column">
      <style:table-column-properties style:column-width="2.718cm" style:rel-column-width="10479*"/>
    </style:style>
    <style:style style:name="Tabla3.B" style:family="table-column">
      <style:table-column-properties style:column-width="14.28cm" style:rel-column-width="55056*"/>
    </style:style>
    <style:style style:name="Tabla3.A1" style:family="table-cell">
      <style:table-cell-properties style:vertical-align="middle" fo:padding="0.049cm" fo:border="none"/>
    </style:style>
    <style:style style:name="Tabla3.A2" style:family="table-cell">
      <style:table-cell-properties fo:padding="0.049cm" fo:border="none"/>
    </style:style>
    <style:style style:name="Tabla3.B10.1" style:family="table-column">
      <style:table-column-properties style:column-width="0.102cm" style:rel-column-width="394*"/>
    </style:style>
    <style:style style:name="Tabla3.B10.2" style:family="table-column">
      <style:table-column-properties style:column-width="7.486cm" style:rel-column-width="28860*"/>
    </style:style>
    <style:style style:name="Tabla3.B10.3" style:family="table-column">
      <style:table-column-properties style:column-width="6.692cm" style:rel-column-width="25802*"/>
    </style:style>
    <style:style style:name="Tabla3.B10.2.1.1" style:family="table-column">
      <style:table-column-properties style:column-width="2.586cm" style:rel-column-width="9969*"/>
    </style:style>
    <style:style style:name="Tabla3.B10.2.1.2" style:family="table-column">
      <style:table-column-properties style:column-width="4.9cm" style:rel-column-width="18891*"/>
    </style:style>
    <style:style style:name="Tabla3.B10.2.1.1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3.B10.2.1.2.1" style:family="table-cell">
      <style:table-cell-properties style:vertical-align="middle" style:border-line-width="0.002cm 0.088cm 0.002cm" fo:padding="0.049cm" fo:border="0.092cm double #808080"/>
    </style:style>
    <style:style style:name="Tabla3.B10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3.B10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3.B14.2" style:family="table-column">
      <style:table-column-properties style:column-width="5.741cm" style:rel-column-width="22134*"/>
    </style:style>
    <style:style style:name="Tabla3.B14.3" style:family="table-column">
      <style:table-column-properties style:column-width="8.437cm" style:rel-column-width="32528*"/>
    </style:style>
    <style:style style:name="Tabla3.B14.2.1.1" style:family="table-column">
      <style:table-column-properties style:column-width="0.776cm" style:rel-column-width="2992*"/>
    </style:style>
    <style:style style:name="Tabla3.B14.2.1.2" style:family="table-column">
      <style:table-column-properties style:column-width="4.965cm" style:rel-column-width="19142*"/>
    </style:style>
    <style:style style:name="Tabla4" style:family="table">
      <style:table-properties style:width="16.999cm" style:rel-width="100%" table:align="left"/>
    </style:style>
    <style:style style:name="Tabla4.A" style:family="table-column">
      <style:table-column-properties style:column-width="3.941cm" style:rel-column-width="15195*"/>
    </style:style>
    <style:style style:name="Tabla4.B" style:family="table-column">
      <style:table-column-properties style:column-width="13.058cm" style:rel-column-width="50339*"/>
    </style:style>
    <style:style style:name="Tabla4.A1" style:family="table-cell">
      <style:table-cell-properties style:vertical-align="middle" fo:padding="0.049cm" fo:border="none"/>
    </style:style>
    <style:style style:name="Tabla4.A2" style:family="table-cell">
      <style:table-cell-properties fo:padding="0.049cm" fo:border="none"/>
    </style:style>
    <style:style style:name="Tabla4.B11.1" style:family="table-column">
      <style:table-column-properties style:column-width="0.102cm" style:rel-column-width="394*"/>
    </style:style>
    <style:style style:name="Tabla4.B11.2" style:family="table-column">
      <style:table-column-properties style:column-width="5.502cm" style:rel-column-width="21210*"/>
    </style:style>
    <style:style style:name="Tabla4.B11.3" style:family="table-column">
      <style:table-column-properties style:column-width="7.454cm" style:rel-column-width="28735*"/>
    </style:style>
    <style:style style:name="Tabla4.B11.2.1.1" style:family="table-column">
      <style:table-column-properties style:column-width="0.776cm" style:rel-column-width="2992*"/>
    </style:style>
    <style:style style:name="Tabla4.B11.2.1.2" style:family="table-column">
      <style:table-column-properties style:column-width="4.725cm" style:rel-column-width="18218*"/>
    </style:style>
    <style:style style:name="Tabla4.B11.2.1.1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4.B11.2.1.2.1" style:family="table-cell">
      <style:table-cell-properties style:vertical-align="middle" style:border-line-width="0.002cm 0.088cm 0.002cm" fo:padding="0.049cm" fo:border="0.092cm double #808080"/>
    </style:style>
    <style:style style:name="Tabla4.B11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4.B11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5" style:family="table">
      <style:table-properties style:width="16.999cm" style:rel-width="100%" table:align="left"/>
    </style:style>
    <style:style style:name="Tabla5.A" style:family="table-column">
      <style:table-column-properties style:column-width="3.189cm" style:rel-column-width="12294*"/>
    </style:style>
    <style:style style:name="Tabla5.B" style:family="table-column">
      <style:table-column-properties style:column-width="13.809cm" style:rel-column-width="53240*"/>
    </style:style>
    <style:style style:name="Tabla5.A1" style:family="table-cell">
      <style:table-cell-properties style:vertical-align="middle" fo:padding="0.049cm" fo:border="none"/>
    </style:style>
    <style:style style:name="Tabla5.A2" style:family="table-cell">
      <style:table-cell-properties fo:padding="0.049cm" fo:border="none"/>
    </style:style>
    <style:style style:name="Tabla5.B10.1" style:family="table-column">
      <style:table-column-properties style:column-width="0.102cm" style:rel-column-width="394*"/>
    </style:style>
    <style:style style:name="Tabla5.B10.2" style:family="table-column">
      <style:table-column-properties style:column-width="2.448cm" style:rel-column-width="9438*"/>
    </style:style>
    <style:style style:name="Tabla5.B10.3" style:family="table-column">
      <style:table-column-properties style:column-width="5.865cm" style:rel-column-width="22611*"/>
    </style:style>
    <style:style style:name="Tabla5.B10.4" style:family="table-column">
      <style:table-column-properties style:column-width="5.394cm" style:rel-column-width="20797*"/>
    </style:style>
    <style:style style:name="Tabla5.B10.2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5.B10.3.1" style:family="table-cell">
      <style:table-cell-properties style:vertical-align="middle" style:border-line-width="0.002cm 0.088cm 0.002cm" fo:padding="0.049cm" fo:border="0.092cm double #808080"/>
    </style:style>
    <style:style style:name="Tabla5.B14.2" style:family="table-column">
      <style:table-column-properties style:column-width="5.502cm" style:rel-column-width="21209*"/>
    </style:style>
    <style:style style:name="Tabla5.B14.3" style:family="table-column">
      <style:table-column-properties style:column-width="8.206cm" style:rel-column-width="31637*"/>
    </style:style>
    <style:style style:name="Tabla5.B14.2.1.1" style:family="table-column">
      <style:table-column-properties style:column-width="0.776cm" style:rel-column-width="2992*"/>
    </style:style>
    <style:style style:name="Tabla5.B14.2.1.2" style:family="table-column">
      <style:table-column-properties style:column-width="4.725cm" style:rel-column-width="18217*"/>
    </style:style>
    <style:style style:name="Tabla5.B14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5.B14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6" style:family="table">
      <style:table-properties style:width="16.999cm" style:rel-width="100%" table:align="left"/>
    </style:style>
    <style:style style:name="Tabla6.A" style:family="table-column">
      <style:table-column-properties style:column-width="2.988cm" style:rel-column-width="11517*"/>
    </style:style>
    <style:style style:name="Tabla6.B" style:family="table-column">
      <style:table-column-properties style:column-width="14.011cm" style:rel-column-width="54017*"/>
    </style:style>
    <style:style style:name="Tabla6.A1" style:family="table-cell">
      <style:table-cell-properties style:vertical-align="middle" fo:padding="0.049cm" fo:border="none"/>
    </style:style>
    <style:style style:name="Tabla6.A2" style:family="table-cell">
      <style:table-cell-properties fo:padding="0.049cm" fo:border="none"/>
    </style:style>
    <style:style style:name="Tabla6.B10.1" style:family="table-column">
      <style:table-column-properties style:column-width="0.102cm" style:rel-column-width="394*"/>
    </style:style>
    <style:style style:name="Tabla6.B10.2" style:family="table-column">
      <style:table-column-properties style:column-width="2.448cm" style:rel-column-width="9439*"/>
    </style:style>
    <style:style style:name="Tabla6.B10.3" style:family="table-column">
      <style:table-column-properties style:column-width="4.747cm" style:rel-column-width="18300*"/>
    </style:style>
    <style:style style:name="Tabla6.B10.4" style:family="table-column">
      <style:table-column-properties style:column-width="6.713cm" style:rel-column-width="25884*"/>
    </style:style>
    <style:style style:name="Tabla6.B10.2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6.B10.3.1" style:family="table-cell">
      <style:table-cell-properties style:vertical-align="middle" style:border-line-width="0.002cm 0.088cm 0.002cm" fo:padding="0.049cm" fo:border="0.092cm double #808080"/>
    </style:style>
    <style:style style:name="Tabla6.B14.2" style:family="table-column">
      <style:table-column-properties style:column-width="3.667cm" style:rel-column-width="14137*"/>
    </style:style>
    <style:style style:name="Tabla6.B14.3" style:family="table-column">
      <style:table-column-properties style:column-width="10.243cm" style:rel-column-width="39486*"/>
    </style:style>
    <style:style style:name="Tabla6.B14.2.1.1" style:family="table-column">
      <style:table-column-properties style:column-width="0.776cm" style:rel-column-width="2992*"/>
    </style:style>
    <style:style style:name="Tabla6.B14.2.1.2" style:family="table-column">
      <style:table-column-properties style:column-width="2.891cm" style:rel-column-width="11145*"/>
    </style:style>
    <style:style style:name="Tabla6.B14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6.B14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7" style:family="table">
      <style:table-properties style:width="16.999cm" style:rel-width="100%" table:align="left"/>
    </style:style>
    <style:style style:name="Tabla7.A" style:family="table-column">
      <style:table-column-properties style:column-width="3.044cm" style:rel-column-width="11736*"/>
    </style:style>
    <style:style style:name="Tabla7.B" style:family="table-column">
      <style:table-column-properties style:column-width="13.954cm" style:rel-column-width="53798*"/>
    </style:style>
    <style:style style:name="Tabla7.A1" style:family="table-cell">
      <style:table-cell-properties style:vertical-align="middle" fo:padding="0.049cm" fo:border="none"/>
    </style:style>
    <style:style style:name="Tabla7.A2" style:family="table-cell">
      <style:table-cell-properties fo:padding="0.049cm" fo:border="none"/>
    </style:style>
    <style:style style:name="Tabla7.B11.1" style:family="table-column">
      <style:table-column-properties style:column-width="0.102cm" style:rel-column-width="394*"/>
    </style:style>
    <style:style style:name="Tabla7.B11.2" style:family="table-column">
      <style:table-column-properties style:column-width="5.502cm" style:rel-column-width="21209*"/>
    </style:style>
    <style:style style:name="Tabla7.B11.3" style:family="table-column">
      <style:table-column-properties style:column-width="8.35cm" style:rel-column-width="32195*"/>
    </style:style>
    <style:style style:name="Tabla7.B11.2.1.1" style:family="table-column">
      <style:table-column-properties style:column-width="0.776cm" style:rel-column-width="2992*"/>
    </style:style>
    <style:style style:name="Tabla7.B11.2.1.2" style:family="table-column">
      <style:table-column-properties style:column-width="4.725cm" style:rel-column-width="18217*"/>
    </style:style>
    <style:style style:name="Tabla7.B11.2.1.1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7.B11.2.1.2.1" style:family="table-cell">
      <style:table-cell-properties style:vertical-align="middle" style:border-line-width="0.002cm 0.088cm 0.002cm" fo:padding="0.049cm" fo:border="0.092cm double #808080"/>
    </style:style>
    <style:style style:name="Tabla7.B11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7.B11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8" style:family="table">
      <style:table-properties style:width="16.999cm" style:rel-width="100%" table:align="left"/>
    </style:style>
    <style:style style:name="Tabla8.A" style:family="table-column">
      <style:table-column-properties style:column-width="2.907cm" style:rel-column-width="11209*"/>
    </style:style>
    <style:style style:name="Tabla8.B" style:family="table-column">
      <style:table-column-properties style:column-width="14.092cm" style:rel-column-width="54325*"/>
    </style:style>
    <style:style style:name="Tabla8.A1" style:family="table-cell">
      <style:table-cell-properties style:vertical-align="middle" fo:padding="0.049cm" fo:border="none"/>
    </style:style>
    <style:style style:name="Tabla8.A2" style:family="table-cell">
      <style:table-cell-properties fo:padding="0.049cm" fo:border="none"/>
    </style:style>
    <style:style style:name="Tabla8.B10.1" style:family="table-column">
      <style:table-column-properties style:column-width="0.102cm" style:rel-column-width="394*"/>
    </style:style>
    <style:style style:name="Tabla8.B10.2" style:family="table-column">
      <style:table-column-properties style:column-width="2.185cm" style:rel-column-width="8426*"/>
    </style:style>
    <style:style style:name="Tabla8.B10.3" style:family="table-column">
      <style:table-column-properties style:column-width="2.686cm" style:rel-column-width="10357*"/>
    </style:style>
    <style:style style:name="Tabla8.B10.4" style:family="table-column">
      <style:table-column-properties style:column-width="9.118cm" style:rel-column-width="35148*"/>
    </style:style>
    <style:style style:name="Tabla8.B10.2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8.B10.3.1" style:family="table-cell">
      <style:table-cell-properties style:vertical-align="middle" style:border-line-width="0.002cm 0.088cm 0.002cm" fo:padding="0.049cm" fo:border="0.092cm double #808080"/>
    </style:style>
    <style:style style:name="Tabla9" style:family="table">
      <style:table-properties style:width="16.999cm" style:rel-width="100%" table:align="left"/>
    </style:style>
    <style:style style:name="Tabla9.A" style:family="table-column">
      <style:table-column-properties style:column-width="2.842cm" style:rel-column-width="10952*"/>
    </style:style>
    <style:style style:name="Tabla9.B" style:family="table-column">
      <style:table-column-properties style:column-width="14.157cm" style:rel-column-width="54582*"/>
    </style:style>
    <style:style style:name="Tabla9.A1" style:family="table-cell">
      <style:table-cell-properties style:vertical-align="middle" fo:padding="0.049cm" fo:border="none"/>
    </style:style>
    <style:style style:name="Tabla9.A2" style:family="table-cell">
      <style:table-cell-properties fo:padding="0.049cm" fo:border="none"/>
    </style:style>
    <style:style style:name="Tabla9.B10.1" style:family="table-column">
      <style:table-column-properties style:column-width="0.102cm" style:rel-column-width="394*"/>
    </style:style>
    <style:style style:name="Tabla9.B10.2" style:family="table-column">
      <style:table-column-properties style:column-width="2.185cm" style:rel-column-width="8425*"/>
    </style:style>
    <style:style style:name="Tabla9.B10.3" style:family="table-column">
      <style:table-column-properties style:column-width="3.306cm" style:rel-column-width="12744*"/>
    </style:style>
    <style:style style:name="Tabla9.B10.4" style:family="table-column">
      <style:table-column-properties style:column-width="8.565cm" style:rel-column-width="33019*"/>
    </style:style>
    <style:style style:name="Tabla9.B10.2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9.B10.3.1" style:family="table-cell">
      <style:table-cell-properties style:vertical-align="middle" style:border-line-width="0.002cm 0.088cm 0.002cm" fo:padding="0.049cm" fo:border="0.092cm double #808080"/>
    </style:style>
    <style:style style:name="Tabla10" style:family="table">
      <style:table-properties style:width="16.999cm" style:rel-width="100%" table:align="left"/>
    </style:style>
    <style:style style:name="Tabla10.A" style:family="table-column">
      <style:table-column-properties style:column-width="3.415cm" style:rel-column-width="13164*"/>
    </style:style>
    <style:style style:name="Tabla10.B" style:family="table-column">
      <style:table-column-properties style:column-width="13.584cm" style:rel-column-width="52370*"/>
    </style:style>
    <style:style style:name="Tabla10.A1" style:family="table-cell">
      <style:table-cell-properties style:vertical-align="middle" fo:padding="0.049cm" fo:border="none"/>
    </style:style>
    <style:style style:name="Tabla10.A2" style:family="table-cell">
      <style:table-cell-properties fo:padding="0.049cm" fo:border="none"/>
    </style:style>
    <style:style style:name="Tabla10.B11.1" style:family="table-column">
      <style:table-column-properties style:column-width="0.102cm" style:rel-column-width="394*"/>
    </style:style>
    <style:style style:name="Tabla10.B11.2" style:family="table-column">
      <style:table-column-properties style:column-width="7.639cm" style:rel-column-width="29452*"/>
    </style:style>
    <style:style style:name="Tabla10.B11.3" style:family="table-column">
      <style:table-column-properties style:column-width="5.842cm" style:rel-column-width="22524*"/>
    </style:style>
    <style:style style:name="Tabla10.B11.2.1.1" style:family="table-column">
      <style:table-column-properties style:column-width="1.896cm" style:rel-column-width="7310*"/>
    </style:style>
    <style:style style:name="Tabla10.B11.2.1.2" style:family="table-column">
      <style:table-column-properties style:column-width="5.743cm" style:rel-column-width="22142*"/>
    </style:style>
    <style:style style:name="Tabla10.B11.2.1.1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10.B11.2.1.2.1" style:family="table-cell">
      <style:table-cell-properties style:vertical-align="middle" style:border-line-width="0.002cm 0.088cm 0.002cm" fo:padding="0.049cm" fo:border="0.092cm double #808080"/>
    </style:style>
    <style:style style:name="Tabla10.B11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10.B11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11" style:family="table">
      <style:table-properties style:width="16.999cm" style:rel-width="100%" table:align="left"/>
    </style:style>
    <style:style style:name="Tabla11.A" style:family="table-column">
      <style:table-column-properties style:column-width="2.803cm" style:rel-column-width="10805*"/>
    </style:style>
    <style:style style:name="Tabla11.B" style:family="table-column">
      <style:table-column-properties style:column-width="14.196cm" style:rel-column-width="54730*"/>
    </style:style>
    <style:style style:name="Tabla11.A1" style:family="table-cell">
      <style:table-cell-properties style:vertical-align="middle" fo:padding="0.049cm" fo:border="none"/>
    </style:style>
    <style:style style:name="Tabla11.A2" style:family="table-cell">
      <style:table-cell-properties fo:padding="0.049cm" fo:border="none"/>
    </style:style>
    <style:style style:name="Tabla11.B10.1" style:family="table-column">
      <style:table-column-properties style:column-width="0.102cm" style:rel-column-width="394*"/>
    </style:style>
    <style:style style:name="Tabla11.B10.2" style:family="table-column">
      <style:table-column-properties style:column-width="8.267cm" style:rel-column-width="31873*"/>
    </style:style>
    <style:style style:name="Tabla11.B10.3" style:family="table-column">
      <style:table-column-properties style:column-width="5.826cm" style:rel-column-width="22463*"/>
    </style:style>
    <style:style style:name="Tabla11.B10.2.1.1" style:family="table-column">
      <style:table-column-properties style:column-width="2.69cm" style:rel-column-width="10370*"/>
    </style:style>
    <style:style style:name="Tabla11.B10.2.1.2" style:family="table-column">
      <style:table-column-properties style:column-width="5.577cm" style:rel-column-width="21503*"/>
    </style:style>
    <style:style style:name="Tabla11.B10.2.1.1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11.B10.2.1.2.1" style:family="table-cell">
      <style:table-cell-properties style:vertical-align="middle" style:border-line-width="0.002cm 0.088cm 0.002cm" fo:padding="0.049cm" fo:border="0.092cm double #808080"/>
    </style:style>
    <style:style style:name="Tabla11.B10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11.B10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11.B14.2" style:family="table-column">
      <style:table-column-properties style:column-width="5.532cm" style:rel-column-width="21325*"/>
    </style:style>
    <style:style style:name="Tabla11.B14.3" style:family="table-column">
      <style:table-column-properties style:column-width="8.562cm" style:rel-column-width="33011*"/>
    </style:style>
    <style:style style:name="Tabla11.B14.2.1.1" style:family="table-column">
      <style:table-column-properties style:column-width="0.575cm" style:rel-column-width="2216*"/>
    </style:style>
    <style:style style:name="Tabla11.B14.2.1.2" style:family="table-column">
      <style:table-column-properties style:column-width="4.957cm" style:rel-column-width="19109*"/>
    </style:style>
    <style:style style:name="Tabla12" style:family="table">
      <style:table-properties style:width="16.999cm" style:rel-width="100%" table:align="left"/>
    </style:style>
    <style:style style:name="Tabla12.A" style:family="table-column">
      <style:table-column-properties style:column-width="2.579cm" style:rel-column-width="9942*"/>
    </style:style>
    <style:style style:name="Tabla12.B" style:family="table-column">
      <style:table-column-properties style:column-width="14.42cm" style:rel-column-width="55593*"/>
    </style:style>
    <style:style style:name="Tabla12.A1" style:family="table-cell">
      <style:table-cell-properties style:vertical-align="middle" fo:padding="0.049cm" fo:border="none"/>
    </style:style>
    <style:style style:name="Tabla12.A2" style:family="table-cell">
      <style:table-cell-properties fo:padding="0.049cm" fo:border="none"/>
    </style:style>
    <style:style style:name="Tabla12.B10.1" style:family="table-column">
      <style:table-column-properties style:column-width="0.102cm" style:rel-column-width="394*"/>
    </style:style>
    <style:style style:name="Tabla12.B10.2" style:family="table-column">
      <style:table-column-properties style:column-width="3.131cm" style:rel-column-width="12070*"/>
    </style:style>
    <style:style style:name="Tabla12.B10.3" style:family="table-column">
      <style:table-column-properties style:column-width="9.491cm" style:rel-column-width="36593*"/>
    </style:style>
    <style:style style:name="Tabla12.B10.4" style:family="table-column">
      <style:table-column-properties style:column-width="1.695cm" style:rel-column-width="6536*"/>
    </style:style>
    <style:style style:name="Tabla12.B10.2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12.B10.3.1" style:family="table-cell">
      <style:table-cell-properties style:vertical-align="middle" style:border-line-width="0.002cm 0.088cm 0.002cm" fo:padding="0.049cm" fo:border="0.092cm double #808080"/>
    </style:style>
    <style:style style:name="Tabla12.B16.2" style:family="table-column">
      <style:table-column-properties style:column-width="5.3cm" style:rel-column-width="20434*"/>
    </style:style>
    <style:style style:name="Tabla12.B16.3" style:family="table-column">
      <style:table-column-properties style:column-width="9.017cm" style:rel-column-width="34765*"/>
    </style:style>
    <style:style style:name="Tabla12.B16.2.1.1" style:family="table-column">
      <style:table-column-properties style:column-width="0.575cm" style:rel-column-width="2216*"/>
    </style:style>
    <style:style style:name="Tabla12.B16.2.1.2" style:family="table-column">
      <style:table-column-properties style:column-width="4.725cm" style:rel-column-width="18218*"/>
    </style:style>
    <style:style style:name="Tabla12.B16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12.B16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13" style:family="table">
      <style:table-properties style:width="16.999cm" style:rel-width="100%" table:align="left"/>
    </style:style>
    <style:style style:name="Tabla13.A" style:family="table-column">
      <style:table-column-properties style:column-width="2.646cm" style:rel-column-width="10200*"/>
    </style:style>
    <style:style style:name="Tabla13.B" style:family="table-column">
      <style:table-column-properties style:column-width="14.353cm" style:rel-column-width="55335*"/>
    </style:style>
    <style:style style:name="Tabla13.A1" style:family="table-cell">
      <style:table-cell-properties style:vertical-align="middle" fo:padding="0.049cm" fo:border="none"/>
    </style:style>
    <style:style style:name="Tabla13.A2" style:family="table-cell">
      <style:table-cell-properties fo:padding="0.049cm" fo:border="none"/>
    </style:style>
    <style:style style:name="Tabla13.B11.1" style:family="table-column">
      <style:table-column-properties style:column-width="0.102cm" style:rel-column-width="394*"/>
    </style:style>
    <style:style style:name="Tabla13.B11.2" style:family="table-column">
      <style:table-column-properties style:column-width="8.435cm" style:rel-column-width="32519*"/>
    </style:style>
    <style:style style:name="Tabla13.B11.3" style:family="table-column">
      <style:table-column-properties style:column-width="5.816cm" style:rel-column-width="22422*"/>
    </style:style>
    <style:style style:name="Tabla13.B11.2.1.1" style:family="table-column">
      <style:table-column-properties style:column-width="0.776cm" style:rel-column-width="2992*"/>
    </style:style>
    <style:style style:name="Tabla13.B11.2.1.2" style:family="table-column">
      <style:table-column-properties style:column-width="7.659cm" style:rel-column-width="29527*"/>
    </style:style>
    <style:style style:name="Tabla13.B11.2.1.1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13.B11.2.1.2.1" style:family="table-cell">
      <style:table-cell-properties style:vertical-align="middle" style:border-line-width="0.002cm 0.088cm 0.002cm" fo:padding="0.049cm" fo:border="0.092cm double #808080"/>
    </style:style>
    <style:style style:name="Tabla13.B11.2.1.1.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13.B11.2.1.2.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a14" style:family="table">
      <style:table-properties style:width="16.999cm" style:rel-width="100%" table:align="left"/>
    </style:style>
    <style:style style:name="Tabla14.A" style:family="table-column">
      <style:table-column-properties style:column-width="2.803cm" style:rel-column-width="10805*"/>
    </style:style>
    <style:style style:name="Tabla14.B" style:family="table-column">
      <style:table-column-properties style:column-width="14.196cm" style:rel-column-width="54730*"/>
    </style:style>
    <style:style style:name="Tabla14.A1" style:family="table-cell">
      <style:table-cell-properties style:vertical-align="middle" fo:padding="0.049cm" fo:border="none"/>
    </style:style>
    <style:style style:name="Tabla14.A2" style:family="table-cell">
      <style:table-cell-properties fo:padding="0.049cm" fo:border="none"/>
    </style:style>
    <style:style style:name="Tabla14.B10.1" style:family="table-column">
      <style:table-column-properties style:column-width="0.102cm" style:rel-column-width="394*"/>
    </style:style>
    <style:style style:name="Tabla14.B10.2" style:family="table-column">
      <style:table-column-properties style:column-width="2.69cm" style:rel-column-width="10370*"/>
    </style:style>
    <style:style style:name="Tabla14.B10.3" style:family="table-column">
      <style:table-column-properties style:column-width="5.577cm" style:rel-column-width="21503*"/>
    </style:style>
    <style:style style:name="Tabla14.B10.4" style:family="table-column">
      <style:table-column-properties style:column-width="5.826cm" style:rel-column-width="22463*"/>
    </style:style>
    <style:style style:name="Tabla14.B10.2.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14.B10.3.1" style:family="table-cell">
      <style:table-cell-properties style:vertical-align="middle" style:border-line-width="0.002cm 0.088cm 0.002cm" fo:padding="0.049cm" fo:border="0.092cm double #80808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<draw:frame draw:style-name="fr1" draw:name="gráficos1" text:anchor-type="as-char" svg:width="3.016cm" svg:height="3.466cm" draw:z-index="0"><draw:image xlink:href="http://luatask.luaforge.net/luatask.png" xlink:type="simple" xlink:show="embed" xlink:actuate="onLoad"/></draw:frame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h text:style-name="Heading_20_1" text:outline-level="1" text:is-list-header="true">LuaTask addon library 1.6</text:h>
            <text:h text:style-name="Heading_20_2" text:outline-level="2" text:is-list-header="true">Reference guide</text:h>
          </table:table-cell>
        </table:table-row>
      </table:table>
      <text:p text:style-name="Horizontal_20_Line"/>
      <text:h text:style-name="P3" text:outline-level="1" text:is-list-header="true"><text:bookmark text:name="CONTENTS"/>Table of Contents</text:h>
      <text:list text:style-name="L1">
        <text:list-item>
          <text:p text:style-name="P5"><text:a xlink:type="simple" xlink:href="#0_0_1">Task library initialization</text:a> </text:p>
        </text:list-item>
        <text:list-item>
          <text:p text:style-name="P5"><text:a xlink:type="simple" xlink:href="#0_0_2">create - Task creation</text:a> </text:p>
        </text:list-item>
        <text:list-item>
          <text:p text:style-name="P5"><text:a xlink:type="simple" xlink:href="#0_0_3">id - Task id</text:a> </text:p>
        </text:list-item>
        <text:list-item>
          <text:p text:style-name="P5"><text:a xlink:type="simple" xlink:href="#0_0_4">register - Task name registration</text:a> </text:p>
        </text:list-item>
        <text:list-item>
          <text:p text:style-name="P5"><text:a xlink:type="simple" xlink:href="#0_0_5">find - Task finding</text:a> </text:p>
        </text:list-item>
        <text:list-item>
          <text:p text:style-name="P5"><text:a xlink:type="simple" xlink:href="#0_0_6">unregister - Task name un-registration</text:a> </text:p>
        </text:list-item>
        <text:list-item>
          <text:p text:style-name="P5"><text:a xlink:type="simple" xlink:href="#0_0_7">isrunning - Task status checking</text:a> </text:p>
        </text:list-item>
        <text:list-item>
          <text:p text:style-name="P5"><text:a xlink:type="simple" xlink:href="#0_0_8">cancel - Task termination</text:a> </text:p>
        </text:list-item>
        <text:list-item>
          <text:p text:style-name="P5"><text:a xlink:type="simple" xlink:href="#0_0_9">list - Task list retrieval</text:a> </text:p>
        </text:list-item>
        <text:list-item>
          <text:p text:style-name="P5"><text:a xlink:type="simple" xlink:href="#0_0_10">post - Message posting</text:a> </text:p>
        </text:list-item>
        <text:list-item>
          <text:p text:style-name="P5"><text:a xlink:type="simple" xlink:href="#0_0_11">receive - Message receiving</text:a> </text:p>
        </text:list-item>
        <text:list-item>
          <text:p text:style-name="P5"><text:a xlink:type="simple" xlink:href="#0_0_12">getqhandle - Task queue handle retrieval</text:a> </text:p>
        </text:list-item>
        <text:list-item>
          <text:p text:style-name="P4"><text:a xlink:type="simple" xlink:href="#0_0_101">sleep - Task execution suspension</text:a> </text:p>
        </text:list-item>
      </text:list>
      <text:p text:style-name="Horizontal_20_Line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 </text:p>
          </table:table-cell>
          <table:table-cell table:style-name="Tabla2.A1" office:value-type="string">
            <text:p text:style-name="Table_20_Contents"> </text:p>
          </table:table-cell>
        </table:table-row>
        <table:table-row>
          <table:table-cell table:style-name="Tabla2.A2" office:value-type="string">
            <text:p text:style-name="P2">Name:</text:p>
          </table:table-cell>
          <table:table-cell table:style-name="Tabla2.A1" office:value-type="string">
            <text:h text:style-name="Heading_20_3" text:outline-level="3" text:is-list-header="true"><text:bookmark text:name="0_0_1"/>Task library initialization</text:h>
          </table:table-cell>
        </table:table-row>
        <table:table-row>
          <table:table-cell table:style-name="Tabla2.A1" office:value-type="string">
            <text:p text:style-name="P2">Synopsis:</text:p>
          </table:table-cell>
          <table:table-cell table:style-name="Tabla2.A1" office:value-type="string">
            <text:p text:style-name="Table_20_Contents"> </text:p>
          </table:table-cell>
        </table:table-row>
        <table:table-row>
          <table:table-cell table:style-name="Tabla2.A1" office:value-type="string">
            <text:p text:style-name="Table_20_Contents"> </text:p>
          </table:table-cell>
          <table:table-cell table:style-name="Tabla2.A1" office:value-type="string">
            <text:p text:style-name="Table_20_Contents"><text:span text:style-name="T1">(function returned by loadlib)</text:span>( [libraries-to-load])</text:p>
          </table:table-cell>
        </table:table-row>
        <table:table-row>
          <table:table-cell table:style-name="Tabla2.A1" office:value-type="string">
            <text:p text:style-name="Table_20_Contents"> </text:p>
          </table:table-cell>
          <table:table-cell table:style-name="Tabla2.A1" office:value-type="string">
            <text:p text:style-name="Table_20_Contents"> </text:p>
          </table:table-cell>
        </table:table-row>
        <table:table-row>
          <table:table-cell table:style-name="Tabla2.A1" office:value-type="string">
            <text:p text:style-name="P2">Description:</text:p>
          </table:table-cell>
          <table:table-cell table:style-name="Tabla2.A1" office:value-type="string">
            <text:p text:style-name="Table_20_Contents"> </text:p>
          </table:table-cell>
        </table:table-row>
        <table:table-row>
          <table:table-cell table:style-name="Tabla2.A1" office:value-type="string">
            <text:p text:style-name="Table_20_Contents"> </text:p>
          </table:table-cell>
          <table:table-cell table:style-name="Tabla2.A1" office:value-type="string">
            <text:p text:style-name="Table_20_Contents">The initialization function only exists in the dynamic version of LuaTask. <text:line-break/>It must be called for the "main" task.</text:p>
          </table:table-cell>
        </table:table-row>
        <table:table-row>
          <table:table-cell table:style-name="Tabla2.A1" office:value-type="string">
            <text:p text:style-name="Table_20_Contents"> </text:p>
          </table:table-cell>
          <table:table-cell table:style-name="Tabla2.A1" office:value-type="string">
            <text:p text:style-name="Table_20_Contents"> </text:p>
          </table:table-cell>
        </table:table-row>
        <table:table-row>
          <table:table-cell table:style-name="Tabla2.A1" office:value-type="string">
            <text:p text:style-name="P2">Arguments:</text:p>
          </table:table-cell>
          <table:table-cell table:style-name="Tabla2.A1" office:value-type="string">
            <text:p text:style-name="Table_20_Contents"> </text:p>
          </table:table-cell>
        </table:table-row>
        <table:table-row>
          <table:table-cell table:style-name="Tabla2.A1" office:value-type="string">
            <text:p text:style-name="Table_20_Contents"> </text:p>
          </table:table-cell>
          <table:table-cell table:style-name="Tabla2.A1" office:value-type="string">
            <text:p text:style-name="Table_20_Contents">libraries-to-load (table) : libraries to be loaded automatically. (members in table with value "true" will be loaded)</text:p>
          </table:table-cell>
        </table:table-row>
        <table:table-row>
          <table:table-cell table:style-name="Tabla2.A1" office:value-type="string">
            <text:p text:style-name="Table_20_Contents"> </text:p>
          </table:table-cell>
          <table:table-cell>
            <table:table table:is-sub-table="true">
              <table:table-column table:style-name="Tabla2.B11.1"/>
              <table:table-column table:style-name="Tabla2.B11.2"/>
              <table:table-column table:style-name="Tabla2.B11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2.B11.2.1.1"/>
                    <table:table-column table:style-name="Tabla2.B11.2.1.2"/>
                    <table:table-row>
                      <table:table-cell table:style-name="Tabla2.B11.2.1.1.1" office:value-type="string">
                        <text:p text:style-name="Table_20_Contents">base</text:p>
                      </table:table-cell>
                      <table:table-cell table:style-name="Tabla2.B11.2.1.2.1" office:value-type="string">
                        <text:p text:style-name="Table_20_Contents">Base lib (always loaded)</text:p>
                      </table:table-cell>
                    </table:table-row>
                    <table:table-row>
                      <table:table-cell table:style-name="Tabla2.B11.2.1.1.2" office:value-type="string">
                        <text:p text:style-name="Table_20_Contents">table</text:p>
                      </table:table-cell>
                      <table:table-cell table:style-name="Tabla2.B11.2.1.2.2" office:value-type="string">
                        <text:p text:style-name="Table_20_Contents">Table manipulation</text:p>
                      </table:table-cell>
                    </table:table-row>
                    <table:table-row>
                      <table:table-cell table:style-name="Tabla2.B11.2.1.1.2" office:value-type="string">
                        <text:p text:style-name="Table_20_Contents">io</text:p>
                      </table:table-cell>
                      <table:table-cell table:style-name="Tabla2.B11.2.1.2.2" office:value-type="string">
                        <text:p text:style-name="Table_20_Contents">Input/output</text:p>
                      </table:table-cell>
                    </table:table-row>
                    <table:table-row>
                      <table:table-cell table:style-name="Tabla2.B11.2.1.1.2" office:value-type="string">
                        <text:p text:style-name="Table_20_Contents">string</text:p>
                      </table:table-cell>
                      <table:table-cell table:style-name="Tabla2.B11.2.1.2.2" office:value-type="string">
                        <text:p text:style-name="Table_20_Contents">String manipulation</text:p>
                      </table:table-cell>
                    </table:table-row>
                    <table:table-row>
                      <table:table-cell table:style-name="Tabla2.B11.2.1.1.2" office:value-type="string">
                        <text:p text:style-name="Table_20_Contents">math</text:p>
                      </table:table-cell>
                      <table:table-cell table:style-name="Tabla2.B11.2.1.2.2" office:value-type="string">
                        <text:p text:style-name="Table_20_Contents">Mathematical functions</text:p>
                      </table:table-cell>
                    </table:table-row>
                    <table:table-row>
                      <table:table-cell table:style-name="Tabla2.B11.2.1.1.2" office:value-type="string">
                        <text:p text:style-name="Table_20_Contents">debug</text:p>
                      </table:table-cell>
                      <table:table-cell table:style-name="Tabla2.B11.2.1.2.2" office:value-type="string">
                        <text:p text:style-name="Table_20_Contents">Debugging</text:p>
                      </table:table-cell>
                    </table:table-row>
                    <table:table-row>
                      <table:table-cell table:style-name="Tabla2.B11.2.1.1.2" office:value-type="string">
                        <text:p text:style-name="Table_20_Contents">loadlib</text:p>
                      </table:table-cell>
                      <table:table-cell table:style-name="Tabla2.B11.2.1.2.2" office:value-type="string">
                        <text:p text:style-name="Table_20_Contents">Dynamic loading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2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2.A1" office:value-type="string">
            <text:p text:style-name="Table_20_Contents"> </text:p>
          </table:table-cell>
          <table:table-cell table:style-name="Tabla2.A1" office:value-type="string">
            <text:p text:style-name="Table_20_Contents"> </text:p>
          </table:table-cell>
        </table:table-row>
        <table:table-row>
          <table:table-cell table:style-name="Tabla2.A1" office:value-type="string">
            <text:p text:style-name="P2">Notes:</text:p>
          </table:table-cell>
          <table:table-cell table:style-name="Tabla2.A1" office:value-type="string">
            <text:p text:style-name="Table_20_Contents"> </text:p>
          </table:table-cell>
        </table:table-row>
        <table:table-row>
          <table:table-cell table:style-name="Tabla2.A1" office:value-type="string">
            <text:p text:style-name="Table_20_Contents"> </text:p>
          </table:table-cell>
          <table:table-cell table:style-name="Tabla2.A1" office:value-type="string">
            <text:p text:style-name="Table_20_Contents">If libraries-to-load is nil, all libraries will be loaded.</text:p>
          </table:table-cell>
        </table:table-row>
      </table:table>
      <text:p text:style-name="Horizontal_20_Line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 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2" office:value-type="string">
            <text:p text:style-name="P2">Name:</text:p>
          </table:table-cell>
          <table:table-cell table:style-name="Tabla3.A1" office:value-type="string">
            <text:h text:style-name="Heading_20_3" text:outline-level="3" text:is-list-header="true"><text:bookmark text:name="0_0_2"/>create - Task creation</text:h>
          </table:table-cell>
        </table:table-row>
        <table:table-row>
          <table:table-cell table:style-name="Tabla3.A1" office:value-type="string">
            <text:p text:style-name="P2">Synopsis: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 table:style-name="Tabla3.A1" office:value-type="string">
            <text:p text:style-name="Table_20_Contents">rc = <text:span text:style-name="T1">task.create</text:span>( s [, args])</text:p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1" office:value-type="string">
            <text:p text:style-name="P2">Description: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 table:style-name="Tabla3.A1" office:value-type="string">
            <text:p text:style-name="Table_20_Contents">The <text:span text:style-name="T1">task.create</text:span> function creates a new task and tries to execute the script "s".</text:p>
            <text:p text:style-name="Table_20_Contents">Where “s” is a script file name or the “=” character followed for a text or binary chunk.</text:p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1" office:value-type="string">
            <text:p text:style-name="P2">Arguments: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>
            <table:table table:is-sub-table="true">
              <table:table-column table:style-name="Tabla3.B10.1"/>
              <table:table-column table:style-name="Tabla3.B10.2"/>
              <table:table-column table:style-name="Tabla3.B10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3.B10.2.1.1"/>
                    <table:table-column table:style-name="Tabla3.B10.2.1.2"/>
                    <table:table-row>
                      <table:table-cell table:style-name="Tabla3.B10.2.1.1.1" office:value-type="string">
                        <text:p text:style-name="Table_20_Contents">s (string)</text:p>
                      </table:table-cell>
                      <table:table-cell table:style-name="Tabla3.B10.2.1.2.1" office:value-type="string">
                        <text:p text:style-name="Table_20_Contents">Lua chunk/script file name.</text:p>
                      </table:table-cell>
                    </table:table-row>
                    <table:table-row>
                      <table:table-cell table:style-name="Tabla3.B10.2.1.1.2" office:value-type="string">
                        <text:p text:style-name="Table_20_Contents">args (table)</text:p>
                      </table:table-cell>
                      <table:table-cell table:style-name="Tabla3.B10.2.1.2.2" office:value-type="string">
                        <text:p text:style-name="Table_20_Contents">The new task argument list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3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1" office:value-type="string">
            <text:p text:style-name="P2">Returns: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 table:style-name="Tabla3.A1" office:value-type="string">
            <text:p text:style-name="Table_20_Contents">rc (number):</text:p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>
            <table:table table:is-sub-table="true">
              <table:table-column table:style-name="Tabla3.B10.1"/>
              <table:table-column table:style-name="Tabla3.B14.2"/>
              <table:table-column table:style-name="Tabla3.B14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3.B14.2.1.1"/>
                    <table:table-column table:style-name="Tabla3.B14.2.1.2"/>
                    <table:table-row>
                      <table:table-cell table:style-name="Tabla3.B10.2.1.1.1" office:value-type="string">
                        <text:p text:style-name="Table_20_Contents">&gt; 0</text:p>
                      </table:table-cell>
                      <table:table-cell table:style-name="Tabla3.B10.2.1.2.1" office:value-type="string">
                        <text:p text:style-name="Table_20_Contents">New task id.</text:p>
                      </table:table-cell>
                    </table:table-row>
                    <table:table-row>
                      <table:table-cell table:style-name="Tabla3.B10.2.1.1.2" office:value-type="string">
                        <text:p text:style-name="Table_20_Contents">-1</text:p>
                      </table:table-cell>
                      <table:table-cell table:style-name="Tabla3.B10.2.1.2.2" office:value-type="string">
                        <text:p text:style-name="Table_20_Contents">Can't expand task list.</text:p>
                      </table:table-cell>
                    </table:table-row>
                    <table:table-row>
                      <table:table-cell table:style-name="Tabla3.B10.2.1.1.2" office:value-type="string">
                        <text:p text:style-name="Table_20_Contents">-2</text:p>
                      </table:table-cell>
                      <table:table-cell table:style-name="Tabla3.B10.2.1.2.2" office:value-type="string">
                        <text:p text:style-name="Table_20_Contents">Can't strdup file name.</text:p>
                      </table:table-cell>
                    </table:table-row>
                    <table:table-row>
                      <table:table-cell table:style-name="Tabla3.B10.2.1.1.2" office:value-type="string">
                        <text:p text:style-name="Table_20_Contents">-3</text:p>
                      </table:table-cell>
                      <table:table-cell table:style-name="Tabla3.B10.2.1.2.2" office:value-type="string">
                        <text:p text:style-name="Table_20_Contents">Can't create message queue.</text:p>
                      </table:table-cell>
                    </table:table-row>
                    <table:table-row>
                      <table:table-cell table:style-name="Tabla3.B10.2.1.1.2" office:value-type="string">
                        <text:p text:style-name="Table_20_Contents">-4</text:p>
                      </table:table-cell>
                      <table:table-cell table:style-name="Tabla3.B10.2.1.2.2" office:value-type="string">
                        <text:p text:style-name="Table_20_Contents">Can't create os thread.</text:p>
                      </table:table-cell>
                    </table:table-row>
                    <table:table-row>
                      <table:table-cell table:style-name="Tabla3.B10.2.1.1.2" office:value-type="string">
                        <text:p text:style-name="Table_20_Contents">-11</text:p>
                      </table:table-cell>
                      <table:table-cell table:style-name="Tabla3.B10.2.1.2.2" office:value-type="string">
                        <text:p text:style-name="Table_20_Contents">The library seems corrupt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3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1" office:value-type="string">
            <text:p text:style-name="P2">Notes:</text:p>
          </table:table-cell>
          <table:table-cell table:style-name="Tabla3.A1" office:value-type="string">
            <text:p text:style-name="Table_20_Contents"> </text:p>
          </table:table-cell>
        </table:table-row>
        <table:table-row>
          <table:table-cell table:style-name="Tabla3.A1" office:value-type="string">
            <text:p text:style-name="Table_20_Contents"> </text:p>
          </table:table-cell>
          <table:table-cell table:style-name="Tabla3.A1" office:value-type="string">
            <text:p text:style-name="Table_20_Contents">The args table must be number indexed, and only member of string and number type are supported.</text:p>
          </table:table-cell>
        </table:table-row>
      </table:table>
      <text:p text:style-name="Horizontal_20_Line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 </text:p>
          </table:table-cell>
          <table:table-cell table:style-name="Tabla4.A1" office:value-type="string">
            <text:p text:style-name="Table_20_Contents"> </text:p>
          </table:table-cell>
        </table:table-row>
        <table:table-row>
          <table:table-cell table:style-name="Tabla4.A2" office:value-type="string">
            <text:p text:style-name="P2">Name:</text:p>
          </table:table-cell>
          <table:table-cell table:style-name="Tabla4.A1" office:value-type="string">
            <text:h text:style-name="Heading_20_3" text:outline-level="3" text:is-list-header="true"><text:bookmark text:name="0_0_3"/>id - Task id</text:h>
          </table:table-cell>
        </table:table-row>
        <table:table-row>
          <table:table-cell table:style-name="Tabla4.A1" office:value-type="string">
            <text:p text:style-name="P2">Synopsis:</text:p>
          </table:table-cell>
          <table:table-cell table:style-name="Tabla4.A1" office:value-type="string">
            <text:p text:style-name="Table_20_Contents"> </text:p>
          </table:table-cell>
        </table:table-row>
        <table:table-row>
          <table:table-cell table:style-name="Tabla4.A1" office:value-type="string">
            <text:p text:style-name="Table_20_Contents"> </text:p>
          </table:table-cell>
          <table:table-cell table:style-name="Tabla4.A1" office:value-type="string">
            <text:p text:style-name="Table_20_Contents">rc = <text:span text:style-name="T1">task.id</text:span>( )</text:p>
          </table:table-cell>
        </table:table-row>
        <table:table-row>
          <table:table-cell table:style-name="Tabla4.A1" office:value-type="string">
            <text:p text:style-name="Table_20_Contents"> </text:p>
          </table:table-cell>
          <table:table-cell table:style-name="Tabla4.A1" office:value-type="string">
            <text:p text:style-name="Table_20_Contents"> </text:p>
          </table:table-cell>
        </table:table-row>
        <table:table-row>
          <table:table-cell table:style-name="Tabla4.A1" office:value-type="string">
            <text:p text:style-name="P2">Description:</text:p>
          </table:table-cell>
          <table:table-cell table:style-name="Tabla4.A1" office:value-type="string">
            <text:p text:style-name="Table_20_Contents"> </text:p>
          </table:table-cell>
        </table:table-row>
        <table:table-row>
          <table:table-cell table:style-name="Tabla4.A1" office:value-type="string">
            <text:p text:style-name="Table_20_Contents"> </text:p>
          </table:table-cell>
          <table:table-cell table:style-name="Tabla4.A1" office:value-type="string">
            <text:p text:style-name="Table_20_Contents">The <text:span text:style-name="T1">task.id</text:span> function returns the id for the current task.</text:p>
          </table:table-cell>
        </table:table-row>
        <table:table-row>
          <table:table-cell table:style-name="Tabla4.A1" office:value-type="string">
            <text:p text:style-name="Table_20_Contents"> </text:p>
          </table:table-cell>
          <table:table-cell table:style-name="Tabla4.A1" office:value-type="string">
            <text:p text:style-name="Table_20_Contents"> </text:p>
          </table:table-cell>
        </table:table-row>
        <table:table-row>
          <table:table-cell table:style-name="Tabla4.A1" office:value-type="string">
            <text:p text:style-name="P2">Returns:</text:p>
          </table:table-cell>
          <table:table-cell table:style-name="Tabla4.A1" office:value-type="string">
            <text:p text:style-name="Table_20_Contents"> </text:p>
          </table:table-cell>
        </table:table-row>
        <table:table-row>
          <table:table-cell table:style-name="Tabla4.A1" office:value-type="string">
            <text:p text:style-name="Table_20_Contents"> </text:p>
          </table:table-cell>
          <table:table-cell table:style-name="Tabla4.A1" office:value-type="string">
            <text:p text:style-name="Table_20_Contents">rc (number):</text:p>
          </table:table-cell>
        </table:table-row>
        <table:table-row>
          <table:table-cell table:style-name="Tabla4.A1" office:value-type="string">
            <text:p text:style-name="Table_20_Contents"> </text:p>
          </table:table-cell>
          <table:table-cell>
            <table:table table:is-sub-table="true">
              <table:table-column table:style-name="Tabla4.B11.1"/>
              <table:table-column table:style-name="Tabla4.B11.2"/>
              <table:table-column table:style-name="Tabla4.B11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4.B11.2.1.1"/>
                    <table:table-column table:style-name="Tabla4.B11.2.1.2"/>
                    <table:table-row>
                      <table:table-cell table:style-name="Tabla4.B11.2.1.1.1" office:value-type="string">
                        <text:p text:style-name="Table_20_Contents">&gt; 0</text:p>
                      </table:table-cell>
                      <table:table-cell table:style-name="Tabla4.B11.2.1.2.1" office:value-type="string">
                        <text:p text:style-name="Table_20_Contents">Current task id.</text:p>
                      </table:table-cell>
                    </table:table-row>
                    <table:table-row>
                      <table:table-cell table:style-name="Tabla4.B11.2.1.1.2" office:value-type="string">
                        <text:p text:style-name="Table_20_Contents">-1</text:p>
                      </table:table-cell>
                      <table:table-cell table:style-name="Tabla4.B11.2.1.2.2" office:value-type="string">
                        <text:p text:style-name="Table_20_Contents">The library seems corrupt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4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Horizontal_20_Line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 </text:p>
          </table:table-cell>
          <table:table-cell table:style-name="Tabla5.A1" office:value-type="string">
            <text:p text:style-name="Table_20_Contents"> </text:p>
          </table:table-cell>
        </table:table-row>
        <table:table-row>
          <table:table-cell table:style-name="Tabla5.A2" office:value-type="string">
            <text:p text:style-name="P2">Name:</text:p>
          </table:table-cell>
          <table:table-cell table:style-name="Tabla5.A1" office:value-type="string">
            <text:h text:style-name="Heading_20_3" text:outline-level="3" text:is-list-header="true"><text:bookmark text:name="0_0_4"/>register - Task name registration</text:h>
          </table:table-cell>
        </table:table-row>
        <table:table-row>
          <table:table-cell table:style-name="Tabla5.A1" office:value-type="string">
            <text:p text:style-name="P2">Synopsis:</text:p>
          </table:table-cell>
          <table:table-cell table:style-name="Tabla5.A1" office:value-type="string">
            <text:p text:style-name="Table_20_Contents"> </text:p>
          </table:table-cell>
        </table:table-row>
        <table:table-row>
          <table:table-cell table:style-name="Tabla5.A1" office:value-type="string">
            <text:p text:style-name="Table_20_Contents"> </text:p>
          </table:table-cell>
          <table:table-cell table:style-name="Tabla5.A1" office:value-type="string">
            <text:p text:style-name="Table_20_Contents">rc = <text:span text:style-name="T1">task.register</text:span>( name)</text:p>
          </table:table-cell>
        </table:table-row>
        <table:table-row>
          <table:table-cell table:style-name="Tabla5.A1" office:value-type="string">
            <text:p text:style-name="Table_20_Contents"> </text:p>
          </table:table-cell>
          <table:table-cell table:style-name="Tabla5.A1" office:value-type="string">
            <text:p text:style-name="Table_20_Contents"> </text:p>
          </table:table-cell>
        </table:table-row>
        <table:table-row>
          <table:table-cell table:style-name="Tabla5.A1" office:value-type="string">
            <text:p text:style-name="P2">Description:</text:p>
          </table:table-cell>
          <table:table-cell table:style-name="Tabla5.A1" office:value-type="string">
            <text:p text:style-name="Table_20_Contents"> </text:p>
          </table:table-cell>
        </table:table-row>
        <table:table-row>
          <table:table-cell table:style-name="Tabla5.A1" office:value-type="string">
            <text:p text:style-name="Table_20_Contents"> </text:p>
          </table:table-cell>
          <table:table-cell table:style-name="Tabla5.A1" office:value-type="string">
            <text:p text:style-name="Table_20_Contents">The <text:span text:style-name="T1">task.register</text:span> function sets a user defined name for the current task.</text:p>
          </table:table-cell>
        </table:table-row>
        <table:table-row>
          <table:table-cell table:style-name="Tabla5.A1" office:value-type="string">
            <text:p text:style-name="Table_20_Contents"> </text:p>
          </table:table-cell>
          <table:table-cell table:style-name="Tabla5.A1" office:value-type="string">
            <text:p text:style-name="Table_20_Contents"> </text:p>
          </table:table-cell>
        </table:table-row>
        <table:table-row>
          <table:table-cell table:style-name="Tabla5.A1" office:value-type="string">
            <text:p text:style-name="P2">Arguments:</text:p>
          </table:table-cell>
          <table:table-cell table:style-name="Tabla5.A1" office:value-type="string">
            <text:p text:style-name="Table_20_Contents"> </text:p>
          </table:table-cell>
        </table:table-row>
        <table:table-row>
          <table:table-cell table:style-name="Tabla5.A1" office:value-type="string">
            <text:p text:style-name="Table_20_Contents"> </text:p>
          </table:table-cell>
          <table:table-cell>
            <table:table table:is-sub-table="true">
              <table:table-column table:style-name="Tabla5.B10.1"/>
              <table:table-column table:style-name="Tabla5.B10.2"/>
              <table:table-column table:style-name="Tabla5.B10.3"/>
              <table:table-column table:style-name="Tabla5.B10.4"/>
              <table:table-row>
                <table:table-cell office:value-type="string">
                  <text:p text:style-name="P1"/>
                </table:table-cell>
                <table:table-cell table:style-name="Tabla5.B10.2.1" office:value-type="string">
                  <text:p text:style-name="Table_20_Contents">name (string)</text:p>
                </table:table-cell>
                <table:table-cell table:style-name="Tabla5.B10.3.1" office:value-type="string">
                  <text:p text:style-name="Table_20_Contents">String to "name" the current task.</text:p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5.A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5.A1" office:value-type="string">
            <text:p text:style-name="Table_20_Contents"> </text:p>
          </table:table-cell>
          <table:table-cell table:style-name="Tabla5.A1" office:value-type="string">
            <text:p text:style-name="Table_20_Contents"> </text:p>
          </table:table-cell>
        </table:table-row>
        <table:table-row>
          <table:table-cell table:style-name="Tabla5.A1" office:value-type="string">
            <text:p text:style-name="P2">Returns:</text:p>
          </table:table-cell>
          <table:table-cell table:style-name="Tabla5.A1" office:value-type="string">
            <text:p text:style-name="Table_20_Contents"> </text:p>
          </table:table-cell>
        </table:table-row>
        <table:table-row>
          <table:table-cell table:style-name="Tabla5.A1" office:value-type="string">
            <text:p text:style-name="Table_20_Contents"> </text:p>
          </table:table-cell>
          <table:table-cell table:style-name="Tabla5.A1" office:value-type="string">
            <text:p text:style-name="Table_20_Contents">rc (number):</text:p>
          </table:table-cell>
        </table:table-row>
        <table:table-row>
          <table:table-cell table:style-name="Tabla5.A1" office:value-type="string">
            <text:p text:style-name="Table_20_Contents"> </text:p>
          </table:table-cell>
          <table:table-cell>
            <table:table table:is-sub-table="true">
              <table:table-column table:style-name="Tabla5.B10.1"/>
              <table:table-column table:style-name="Tabla5.B14.2"/>
              <table:table-column table:style-name="Tabla5.B14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5.B14.2.1.1"/>
                    <table:table-column table:style-name="Tabla5.B14.2.1.2"/>
                    <table:table-row>
                      <table:table-cell table:style-name="Tabla5.B10.2.1" office:value-type="string">
                        <text:p text:style-name="Table_20_Contents">&gt; 0</text:p>
                      </table:table-cell>
                      <table:table-cell table:style-name="Tabla5.B10.3.1" office:value-type="string">
                        <text:p text:style-name="Table_20_Contents">Ok.</text:p>
                      </table:table-cell>
                    </table:table-row>
                    <table:table-row>
                      <table:table-cell table:style-name="Tabla5.B14.2.1.1.2" office:value-type="string">
                        <text:p text:style-name="Table_20_Contents">-1</text:p>
                      </table:table-cell>
                      <table:table-cell table:style-name="Tabla5.B14.2.1.2.2" office:value-type="string">
                        <text:p text:style-name="Table_20_Contents">The library seems corrupt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5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Horizontal_20_Line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 </text:p>
          </table:table-cell>
          <table:table-cell table:style-name="Tabla6.A1" office:value-type="string">
            <text:p text:style-name="Table_20_Contents"> </text:p>
          </table:table-cell>
        </table:table-row>
        <table:table-row>
          <table:table-cell table:style-name="Tabla6.A2" office:value-type="string">
            <text:p text:style-name="P2">Name:</text:p>
          </table:table-cell>
          <table:table-cell table:style-name="Tabla6.A1" office:value-type="string">
            <text:h text:style-name="Heading_20_3" text:outline-level="3" text:is-list-header="true"><text:bookmark text:name="0_0_5"/>find - Task finding</text:h>
          </table:table-cell>
        </table:table-row>
        <table:table-row>
          <table:table-cell table:style-name="Tabla6.A1" office:value-type="string">
            <text:p text:style-name="P2">Synopsis:</text:p>
          </table:table-cell>
          <table:table-cell table:style-name="Tabla6.A1" office:value-type="string">
            <text:p text:style-name="Table_20_Contents"> </text:p>
          </table:table-cell>
        </table:table-row>
        <table:table-row>
          <table:table-cell table:style-name="Tabla6.A1" office:value-type="string">
            <text:p text:style-name="Table_20_Contents"> </text:p>
          </table:table-cell>
          <table:table-cell table:style-name="Tabla6.A1" office:value-type="string">
            <text:p text:style-name="Table_20_Contents">rc = <text:span text:style-name="T1">task.find</text:span>( name)</text:p>
          </table:table-cell>
        </table:table-row>
        <table:table-row>
          <table:table-cell table:style-name="Tabla6.A1" office:value-type="string">
            <text:p text:style-name="Table_20_Contents"> </text:p>
          </table:table-cell>
          <table:table-cell table:style-name="Tabla6.A1" office:value-type="string">
            <text:p text:style-name="Table_20_Contents"> </text:p>
          </table:table-cell>
        </table:table-row>
        <table:table-row>
          <table:table-cell table:style-name="Tabla6.A1" office:value-type="string">
            <text:p text:style-name="P2">Description:</text:p>
          </table:table-cell>
          <table:table-cell table:style-name="Tabla6.A1" office:value-type="string">
            <text:p text:style-name="Table_20_Contents"> </text:p>
          </table:table-cell>
        </table:table-row>
        <table:table-row>
          <table:table-cell table:style-name="Tabla6.A1" office:value-type="string">
            <text:p text:style-name="Table_20_Contents"> </text:p>
          </table:table-cell>
          <table:table-cell table:style-name="Tabla6.A1" office:value-type="string">
            <text:p text:style-name="Table_20_Contents">The <text:span text:style-name="T1">task.find</text:span> function looks for the id of task registered with the given name.</text:p>
          </table:table-cell>
        </table:table-row>
        <table:table-row>
          <table:table-cell table:style-name="Tabla6.A1" office:value-type="string">
            <text:p text:style-name="Table_20_Contents"> </text:p>
          </table:table-cell>
          <table:table-cell table:style-name="Tabla6.A1" office:value-type="string">
            <text:p text:style-name="Table_20_Contents"> </text:p>
          </table:table-cell>
        </table:table-row>
        <table:table-row>
          <table:table-cell table:style-name="Tabla6.A1" office:value-type="string">
            <text:p text:style-name="P2">Arguments:</text:p>
          </table:table-cell>
          <table:table-cell table:style-name="Tabla6.A1" office:value-type="string">
            <text:p text:style-name="Table_20_Contents"> </text:p>
          </table:table-cell>
        </table:table-row>
        <table:table-row>
          <table:table-cell table:style-name="Tabla6.A1" office:value-type="string">
            <text:p text:style-name="Table_20_Contents"> </text:p>
          </table:table-cell>
          <table:table-cell>
            <table:table table:is-sub-table="true">
              <table:table-column table:style-name="Tabla6.B10.1"/>
              <table:table-column table:style-name="Tabla6.B10.2"/>
              <table:table-column table:style-name="Tabla6.B10.3"/>
              <table:table-column table:style-name="Tabla6.B10.4"/>
              <table:table-row>
                <table:table-cell office:value-type="string">
                  <text:p text:style-name="P1"/>
                </table:table-cell>
                <table:table-cell table:style-name="Tabla6.B10.2.1" office:value-type="string">
                  <text:p text:style-name="Table_20_Contents">name (string)</text:p>
                </table:table-cell>
                <table:table-cell table:style-name="Tabla6.B10.3.1" office:value-type="string">
                  <text:p text:style-name="Table_20_Contents">Task register name to find.</text:p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6.A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6.A1" office:value-type="string">
            <text:p text:style-name="Table_20_Contents"> </text:p>
          </table:table-cell>
          <table:table-cell table:style-name="Tabla6.A1" office:value-type="string">
            <text:p text:style-name="Table_20_Contents"> </text:p>
          </table:table-cell>
        </table:table-row>
        <table:table-row>
          <table:table-cell table:style-name="Tabla6.A1" office:value-type="string">
            <text:p text:style-name="P2">Returns:</text:p>
          </table:table-cell>
          <table:table-cell table:style-name="Tabla6.A1" office:value-type="string">
            <text:p text:style-name="Table_20_Contents"> </text:p>
          </table:table-cell>
        </table:table-row>
        <table:table-row>
          <table:table-cell table:style-name="Tabla6.A1" office:value-type="string">
            <text:p text:style-name="Table_20_Contents"> </text:p>
          </table:table-cell>
          <table:table-cell table:style-name="Tabla6.A1" office:value-type="string">
            <text:p text:style-name="Table_20_Contents">rc (number):</text:p>
          </table:table-cell>
        </table:table-row>
        <table:table-row>
          <table:table-cell table:style-name="Tabla6.A1" office:value-type="string">
            <text:p text:style-name="Table_20_Contents"> </text:p>
          </table:table-cell>
          <table:table-cell>
            <table:table table:is-sub-table="true">
              <table:table-column table:style-name="Tabla6.B10.1"/>
              <table:table-column table:style-name="Tabla6.B14.2"/>
              <table:table-column table:style-name="Tabla6.B14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6.B14.2.1.1"/>
                    <table:table-column table:style-name="Tabla6.B14.2.1.2"/>
                    <table:table-row>
                      <table:table-cell table:style-name="Tabla6.B10.2.1" office:value-type="string">
                        <text:p text:style-name="Table_20_Contents">&gt; 0</text:p>
                      </table:table-cell>
                      <table:table-cell table:style-name="Tabla6.B10.3.1" office:value-type="string">
                        <text:p text:style-name="Table_20_Contents">Task id.</text:p>
                      </table:table-cell>
                    </table:table-row>
                    <table:table-row>
                      <table:table-cell table:style-name="Tabla6.B14.2.1.1.2" office:value-type="string">
                        <text:p text:style-name="Table_20_Contents">-1</text:p>
                      </table:table-cell>
                      <table:table-cell table:style-name="Tabla6.B14.2.1.2.2" office:value-type="string">
                        <text:p text:style-name="Table_20_Contents">Task not found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6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Horizontal_20_Line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 </text:p>
          </table:table-cell>
          <table:table-cell table:style-name="Tabla7.A1" office:value-type="string">
            <text:p text:style-name="Table_20_Contents"> </text:p>
          </table:table-cell>
        </table:table-row>
        <table:table-row>
          <table:table-cell table:style-name="Tabla7.A2" office:value-type="string">
            <text:p text:style-name="P2">Name:</text:p>
          </table:table-cell>
          <table:table-cell table:style-name="Tabla7.A1" office:value-type="string">
            <text:h text:style-name="Heading_20_3" text:outline-level="3" text:is-list-header="true"><text:bookmark text:name="0_0_6"/>unregister - Task name un-registration</text:h>
          </table:table-cell>
        </table:table-row>
        <table:table-row>
          <table:table-cell table:style-name="Tabla7.A1" office:value-type="string">
            <text:p text:style-name="P2">Synopsis:</text:p>
          </table:table-cell>
          <table:table-cell table:style-name="Tabla7.A1" office:value-type="string">
            <text:p text:style-name="Table_20_Contents"> </text:p>
          </table:table-cell>
        </table:table-row>
        <table:table-row>
          <table:table-cell table:style-name="Tabla7.A1" office:value-type="string">
            <text:p text:style-name="Table_20_Contents"> </text:p>
          </table:table-cell>
          <table:table-cell table:style-name="Tabla7.A1" office:value-type="string">
            <text:p text:style-name="Table_20_Contents">rc = <text:span text:style-name="T1">task.unregister</text:span>( )</text:p>
          </table:table-cell>
        </table:table-row>
        <table:table-row>
          <table:table-cell table:style-name="Tabla7.A1" office:value-type="string">
            <text:p text:style-name="Table_20_Contents"> </text:p>
          </table:table-cell>
          <table:table-cell table:style-name="Tabla7.A1" office:value-type="string">
            <text:p text:style-name="Table_20_Contents"> </text:p>
          </table:table-cell>
        </table:table-row>
        <table:table-row>
          <table:table-cell table:style-name="Tabla7.A1" office:value-type="string">
            <text:p text:style-name="P2">Description:</text:p>
          </table:table-cell>
          <table:table-cell table:style-name="Tabla7.A1" office:value-type="string">
            <text:p text:style-name="Table_20_Contents"> </text:p>
          </table:table-cell>
        </table:table-row>
        <table:table-row>
          <table:table-cell table:style-name="Tabla7.A1" office:value-type="string">
            <text:p text:style-name="Table_20_Contents"> </text:p>
          </table:table-cell>
          <table:table-cell table:style-name="Tabla7.A1" office:value-type="string">
            <text:p text:style-name="Table_20_Contents">The <text:span text:style-name="T1">task.unregister</text:span> function clears the name registered for the current task.</text:p>
          </table:table-cell>
        </table:table-row>
        <table:table-row>
          <table:table-cell table:style-name="Tabla7.A1" office:value-type="string">
            <text:p text:style-name="Table_20_Contents"> </text:p>
          </table:table-cell>
          <table:table-cell table:style-name="Tabla7.A1" office:value-type="string">
            <text:p text:style-name="Table_20_Contents"> </text:p>
          </table:table-cell>
        </table:table-row>
        <table:table-row>
          <table:table-cell table:style-name="Tabla7.A1" office:value-type="string">
            <text:p text:style-name="P2">Returns:</text:p>
          </table:table-cell>
          <table:table-cell table:style-name="Tabla7.A1" office:value-type="string">
            <text:p text:style-name="Table_20_Contents"> </text:p>
          </table:table-cell>
        </table:table-row>
        <table:table-row>
          <table:table-cell table:style-name="Tabla7.A1" office:value-type="string">
            <text:p text:style-name="Table_20_Contents"> </text:p>
          </table:table-cell>
          <table:table-cell table:style-name="Tabla7.A1" office:value-type="string">
            <text:p text:style-name="Table_20_Contents">rc (number):</text:p>
          </table:table-cell>
        </table:table-row>
        <table:table-row>
          <table:table-cell table:style-name="Tabla7.A1" office:value-type="string">
            <text:p text:style-name="Table_20_Contents"> </text:p>
          </table:table-cell>
          <table:table-cell>
            <table:table table:is-sub-table="true">
              <table:table-column table:style-name="Tabla7.B11.1"/>
              <table:table-column table:style-name="Tabla7.B11.2"/>
              <table:table-column table:style-name="Tabla7.B11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7.B11.2.1.1"/>
                    <table:table-column table:style-name="Tabla7.B11.2.1.2"/>
                    <table:table-row>
                      <table:table-cell table:style-name="Tabla7.B11.2.1.1.1" office:value-type="string">
                        <text:p text:style-name="Table_20_Contents">&gt; 0</text:p>
                      </table:table-cell>
                      <table:table-cell table:style-name="Tabla7.B11.2.1.2.1" office:value-type="string">
                        <text:p text:style-name="Table_20_Contents">Task id.</text:p>
                      </table:table-cell>
                    </table:table-row>
                    <table:table-row>
                      <table:table-cell table:style-name="Tabla7.B11.2.1.1.2" office:value-type="string">
                        <text:p text:style-name="Table_20_Contents">-1</text:p>
                      </table:table-cell>
                      <table:table-cell table:style-name="Tabla7.B11.2.1.2.2" office:value-type="string">
                        <text:p text:style-name="Table_20_Contents">The library seems corrupt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7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Horizontal_20_Line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 </text:p>
          </table:table-cell>
          <table:table-cell table:style-name="Tabla8.A1" office:value-type="string">
            <text:p text:style-name="Table_20_Contents"> </text:p>
          </table:table-cell>
        </table:table-row>
        <table:table-row>
          <table:table-cell table:style-name="Tabla8.A2" office:value-type="string">
            <text:p text:style-name="P2">Name:</text:p>
          </table:table-cell>
          <table:table-cell table:style-name="Tabla8.A1" office:value-type="string">
            <text:h text:style-name="Heading_20_3" text:outline-level="3" text:is-list-header="true"><text:bookmark text:name="0_0_7"/>isrunning - Task status checking</text:h>
          </table:table-cell>
        </table:table-row>
        <table:table-row>
          <table:table-cell table:style-name="Tabla8.A1" office:value-type="string">
            <text:p text:style-name="P2">Synopsis:</text:p>
          </table:table-cell>
          <table:table-cell table:style-name="Tabla8.A1" office:value-type="string">
            <text:p text:style-name="Table_20_Contents"> </text:p>
          </table:table-cell>
        </table:table-row>
        <table:table-row>
          <table:table-cell table:style-name="Tabla8.A1" office:value-type="string">
            <text:p text:style-name="Table_20_Contents"> </text:p>
          </table:table-cell>
          <table:table-cell table:style-name="Tabla8.A1" office:value-type="string">
            <text:p text:style-name="Table_20_Contents">running = <text:span text:style-name="T1">task.isrunning</text:span>( id)</text:p>
          </table:table-cell>
        </table:table-row>
        <table:table-row>
          <table:table-cell table:style-name="Tabla8.A1" office:value-type="string">
            <text:p text:style-name="Table_20_Contents"> </text:p>
          </table:table-cell>
          <table:table-cell table:style-name="Tabla8.A1" office:value-type="string">
            <text:p text:style-name="Table_20_Contents"> </text:p>
          </table:table-cell>
        </table:table-row>
        <table:table-row>
          <table:table-cell table:style-name="Tabla8.A1" office:value-type="string">
            <text:p text:style-name="P2">Description:</text:p>
          </table:table-cell>
          <table:table-cell table:style-name="Tabla8.A1" office:value-type="string">
            <text:p text:style-name="Table_20_Contents"> </text:p>
          </table:table-cell>
        </table:table-row>
        <table:table-row>
          <table:table-cell table:style-name="Tabla8.A1" office:value-type="string">
            <text:p text:style-name="Table_20_Contents"> </text:p>
          </table:table-cell>
          <table:table-cell table:style-name="Tabla8.A1" office:value-type="string">
            <text:p text:style-name="Table_20_Contents">The <text:span text:style-name="T1">task.isrunning</text:span> function returns if the task identified by id is running or not.</text:p>
          </table:table-cell>
        </table:table-row>
        <table:table-row>
          <table:table-cell table:style-name="Tabla8.A1" office:value-type="string">
            <text:p text:style-name="Table_20_Contents"> </text:p>
          </table:table-cell>
          <table:table-cell table:style-name="Tabla8.A1" office:value-type="string">
            <text:p text:style-name="Table_20_Contents"> </text:p>
          </table:table-cell>
        </table:table-row>
        <table:table-row>
          <table:table-cell table:style-name="Tabla8.A1" office:value-type="string">
            <text:p text:style-name="P2">Arguments:</text:p>
          </table:table-cell>
          <table:table-cell table:style-name="Tabla8.A1" office:value-type="string">
            <text:p text:style-name="Table_20_Contents"> </text:p>
          </table:table-cell>
        </table:table-row>
        <table:table-row>
          <table:table-cell table:style-name="Tabla8.A1" office:value-type="string">
            <text:p text:style-name="Table_20_Contents"> </text:p>
          </table:table-cell>
          <table:table-cell>
            <table:table table:is-sub-table="true">
              <table:table-column table:style-name="Tabla8.B10.1"/>
              <table:table-column table:style-name="Tabla8.B10.2"/>
              <table:table-column table:style-name="Tabla8.B10.3"/>
              <table:table-column table:style-name="Tabla8.B10.4"/>
              <table:table-row>
                <table:table-cell office:value-type="string">
                  <text:p text:style-name="P1"/>
                </table:table-cell>
                <table:table-cell table:style-name="Tabla8.B10.2.1" office:value-type="string">
                  <text:p text:style-name="Table_20_Contents">id (number)</text:p>
                </table:table-cell>
                <table:table-cell table:style-name="Tabla8.B10.3.1" office:value-type="string">
                  <text:p text:style-name="Table_20_Contents">Task to check.</text:p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8.A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8.A1" office:value-type="string">
            <text:p text:style-name="Table_20_Contents"> </text:p>
          </table:table-cell>
          <table:table-cell table:style-name="Tabla8.A1" office:value-type="string">
            <text:p text:style-name="Table_20_Contents"> </text:p>
          </table:table-cell>
        </table:table-row>
        <table:table-row>
          <table:table-cell table:style-name="Tabla8.A1" office:value-type="string">
            <text:p text:style-name="P2">Returns:</text:p>
          </table:table-cell>
          <table:table-cell table:style-name="Tabla8.A1" office:value-type="string">
            <text:p text:style-name="Table_20_Contents"> </text:p>
          </table:table-cell>
        </table:table-row>
        <table:table-row>
          <table:table-cell table:style-name="Tabla8.A1" office:value-type="string">
            <text:p text:style-name="Table_20_Contents"> </text:p>
          </table:table-cell>
          <table:table-cell table:style-name="Tabla8.A1" office:value-type="string">
            <text:p text:style-name="Table_20_Contents">running (boolean) : Running or not</text:p>
          </table:table-cell>
        </table:table-row>
      </table:table>
      <text:p text:style-name="Horizontal_20_Line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 </text:p>
          </table:table-cell>
          <table:table-cell table:style-name="Tabla9.A1" office:value-type="string">
            <text:p text:style-name="Table_20_Contents"> </text:p>
          </table:table-cell>
        </table:table-row>
        <table:table-row>
          <table:table-cell table:style-name="Tabla9.A2" office:value-type="string">
            <text:p text:style-name="P2">Name:</text:p>
          </table:table-cell>
          <table:table-cell table:style-name="Tabla9.A1" office:value-type="string">
            <text:h text:style-name="Heading_20_3" text:outline-level="3" text:is-list-header="true"><text:bookmark text:name="0_0_8"/>cancel - Task termination</text:h>
          </table:table-cell>
        </table:table-row>
        <table:table-row>
          <table:table-cell table:style-name="Tabla9.A1" office:value-type="string">
            <text:p text:style-name="P2">Synopsis:</text:p>
          </table:table-cell>
          <table:table-cell table:style-name="Tabla9.A1" office:value-type="string">
            <text:p text:style-name="Table_20_Contents"> </text:p>
          </table:table-cell>
        </table:table-row>
        <table:table-row>
          <table:table-cell table:style-name="Tabla9.A1" office:value-type="string">
            <text:p text:style-name="Table_20_Contents"> </text:p>
          </table:table-cell>
          <table:table-cell table:style-name="Tabla9.A1" office:value-type="string">
            <text:p text:style-name="Table_20_Contents">rc = <text:span text:style-name="T1">task.cancel</text:span>( id)</text:p>
          </table:table-cell>
        </table:table-row>
        <table:table-row>
          <table:table-cell table:style-name="Tabla9.A1" office:value-type="string">
            <text:p text:style-name="Table_20_Contents"> </text:p>
          </table:table-cell>
          <table:table-cell table:style-name="Tabla9.A1" office:value-type="string">
            <text:p text:style-name="Table_20_Contents"> </text:p>
          </table:table-cell>
        </table:table-row>
        <table:table-row>
          <table:table-cell table:style-name="Tabla9.A1" office:value-type="string">
            <text:p text:style-name="P2">Description:</text:p>
          </table:table-cell>
          <table:table-cell table:style-name="Tabla9.A1" office:value-type="string">
            <text:p text:style-name="Table_20_Contents"> </text:p>
          </table:table-cell>
        </table:table-row>
        <table:table-row>
          <table:table-cell table:style-name="Tabla9.A1" office:value-type="string">
            <text:p text:style-name="Table_20_Contents"> </text:p>
          </table:table-cell>
          <table:table-cell table:style-name="Tabla9.A1" office:value-type="string">
            <text:p text:style-name="Table_20_Contents">The <text:span text:style-name="T1">task.cancel</text:span> function interrupts execution of the task identified by id.</text:p>
          </table:table-cell>
        </table:table-row>
        <table:table-row>
          <table:table-cell table:style-name="Tabla9.A1" office:value-type="string">
            <text:p text:style-name="Table_20_Contents"> </text:p>
          </table:table-cell>
          <table:table-cell table:style-name="Tabla9.A1" office:value-type="string">
            <text:p text:style-name="Table_20_Contents"> </text:p>
          </table:table-cell>
        </table:table-row>
        <table:table-row>
          <table:table-cell table:style-name="Tabla9.A1" office:value-type="string">
            <text:p text:style-name="P2">Arguments:</text:p>
          </table:table-cell>
          <table:table-cell table:style-name="Tabla9.A1" office:value-type="string">
            <text:p text:style-name="Table_20_Contents"> </text:p>
          </table:table-cell>
        </table:table-row>
        <table:table-row>
          <table:table-cell table:style-name="Tabla9.A1" office:value-type="string">
            <text:p text:style-name="Table_20_Contents"> </text:p>
          </table:table-cell>
          <table:table-cell>
            <table:table table:is-sub-table="true">
              <table:table-column table:style-name="Tabla9.B10.1"/>
              <table:table-column table:style-name="Tabla9.B10.2"/>
              <table:table-column table:style-name="Tabla9.B10.3"/>
              <table:table-column table:style-name="Tabla9.B10.4"/>
              <table:table-row>
                <table:table-cell office:value-type="string">
                  <text:p text:style-name="P1"/>
                </table:table-cell>
                <table:table-cell table:style-name="Tabla9.B10.2.1" office:value-type="string">
                  <text:p text:style-name="Table_20_Contents">id (number)</text:p>
                </table:table-cell>
                <table:table-cell table:style-name="Tabla9.B10.3.1" office:value-type="string">
                  <text:p text:style-name="Table_20_Contents">Task to terminate.</text:p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9.A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9.A1" office:value-type="string">
            <text:p text:style-name="Table_20_Contents"> </text:p>
          </table:table-cell>
          <table:table-cell table:style-name="Tabla9.A1" office:value-type="string">
            <text:p text:style-name="Table_20_Contents"> </text:p>
          </table:table-cell>
        </table:table-row>
        <table:table-row>
          <table:table-cell table:style-name="Tabla9.A1" office:value-type="string">
            <text:p text:style-name="P2">Returns:</text:p>
          </table:table-cell>
          <table:table-cell table:style-name="Tabla9.A1" office:value-type="string">
            <text:p text:style-name="Table_20_Contents"> </text:p>
          </table:table-cell>
        </table:table-row>
        <table:table-row>
          <table:table-cell table:style-name="Tabla9.A1" office:value-type="string">
            <text:p text:style-name="Table_20_Contents"> </text:p>
          </table:table-cell>
          <table:table-cell table:style-name="Tabla9.A1" office:value-type="string">
            <text:p text:style-name="Table_20_Contents">rc (number): pthread_cancel return code.</text:p>
          </table:table-cell>
        </table:table-row>
        <table:table-row>
          <table:table-cell table:style-name="Tabla9.A1" office:value-type="string">
            <text:p text:style-name="Table_20_Contents"> </text:p>
          </table:table-cell>
          <table:table-cell table:style-name="Tabla9.A1" office:value-type="string">
            <text:p text:style-name="P1"/>
          </table:table-cell>
        </table:table-row>
        <table:table-row>
          <table:table-cell table:style-name="Tabla9.A1" office:value-type="string">
            <text:p text:style-name="P2">Notes for Win32:</text:p>
          </table:table-cell>
          <table:table-cell table:style-name="Tabla9.A1" office:value-type="string">
            <text:p text:style-name="Table_20_Contents"> </text:p>
          </table:table-cell>
        </table:table-row>
        <table:table-row>
          <table:table-cell table:style-name="Tabla9.A1" office:value-type="string">
            <text:p text:style-name="Table_20_Contents"> </text:p>
          </table:table-cell>
          <table:table-cell table:style-name="Tabla9.A1" office:value-type="string">
            <text:p text:style-name="Table_20_Contents">Only works with the Pthreads-Win32 version. <text:line-break/>Thread cancellation is guaranteed only if the QueueUserAPCEx service is running.</text:p>
          </table:table-cell>
        </table:table-row>
      </table:table>
      <text:p text:style-name="Horizontal_20_Line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 </text:p>
          </table:table-cell>
          <table:table-cell table:style-name="Tabla10.A1" office:value-type="string">
            <text:p text:style-name="Table_20_Contents"> </text:p>
          </table:table-cell>
        </table:table-row>
        <table:table-row>
          <table:table-cell table:style-name="Tabla10.A2" office:value-type="string">
            <text:p text:style-name="P2">Name:</text:p>
          </table:table-cell>
          <table:table-cell table:style-name="Tabla10.A1" office:value-type="string">
            <text:h text:style-name="Heading_20_3" text:outline-level="3" text:is-list-header="true"><text:bookmark text:name="0_0_9"/>list - Task list retrieval</text:h>
          </table:table-cell>
        </table:table-row>
        <table:table-row>
          <table:table-cell table:style-name="Tabla10.A1" office:value-type="string">
            <text:p text:style-name="P2">Synopsis:</text:p>
          </table:table-cell>
          <table:table-cell table:style-name="Tabla10.A1" office:value-type="string">
            <text:p text:style-name="Table_20_Contents"> </text:p>
          </table:table-cell>
        </table:table-row>
        <table:table-row>
          <table:table-cell table:style-name="Tabla10.A1" office:value-type="string">
            <text:p text:style-name="Table_20_Contents"> </text:p>
          </table:table-cell>
          <table:table-cell table:style-name="Tabla10.A1" office:value-type="string">
            <text:p text:style-name="Table_20_Contents">list = <text:span text:style-name="T1">task.list</text:span>( )</text:p>
          </table:table-cell>
        </table:table-row>
        <table:table-row>
          <table:table-cell table:style-name="Tabla10.A1" office:value-type="string">
            <text:p text:style-name="Table_20_Contents"> </text:p>
          </table:table-cell>
          <table:table-cell table:style-name="Tabla10.A1" office:value-type="string">
            <text:p text:style-name="Table_20_Contents"> </text:p>
          </table:table-cell>
        </table:table-row>
        <table:table-row>
          <table:table-cell table:style-name="Tabla10.A1" office:value-type="string">
            <text:p text:style-name="P2">Description:</text:p>
          </table:table-cell>
          <table:table-cell table:style-name="Tabla10.A1" office:value-type="string">
            <text:p text:style-name="Table_20_Contents"> </text:p>
          </table:table-cell>
        </table:table-row>
        <table:table-row>
          <table:table-cell table:style-name="Tabla10.A1" office:value-type="string">
            <text:p text:style-name="Table_20_Contents"> </text:p>
          </table:table-cell>
          <table:table-cell table:style-name="Tabla10.A1" office:value-type="string">
            <text:p text:style-name="Table_20_Contents">The <text:span text:style-name="T1">task.list</text:span> function gets a representation of the global tasks list.</text:p>
          </table:table-cell>
        </table:table-row>
        <table:table-row>
          <table:table-cell table:style-name="Tabla10.A1" office:value-type="string">
            <text:p text:style-name="Table_20_Contents"> </text:p>
          </table:table-cell>
          <table:table-cell table:style-name="Tabla10.A1" office:value-type="string">
            <text:p text:style-name="Table_20_Contents"> </text:p>
          </table:table-cell>
        </table:table-row>
        <table:table-row>
          <table:table-cell table:style-name="Tabla10.A1" office:value-type="string">
            <text:p text:style-name="P2">Returns:</text:p>
          </table:table-cell>
          <table:table-cell table:style-name="Tabla10.A1" office:value-type="string">
            <text:p text:style-name="Table_20_Contents"> </text:p>
          </table:table-cell>
        </table:table-row>
        <table:table-row>
          <table:table-cell table:style-name="Tabla10.A1" office:value-type="string">
            <text:p text:style-name="Table_20_Contents"> </text:p>
          </table:table-cell>
          <table:table-cell table:style-name="Tabla10.A1" office:value-type="string">
            <text:p text:style-name="Table_20_Contents">list (table): Task list indexed by task id.</text:p>
          </table:table-cell>
        </table:table-row>
        <table:table-row>
          <table:table-cell table:style-name="Tabla10.A1" office:value-type="string">
            <text:p text:style-name="Table_20_Contents"> </text:p>
          </table:table-cell>
          <table:table-cell>
            <table:table table:is-sub-table="true">
              <table:table-column table:style-name="Tabla10.B11.1"/>
              <table:table-column table:style-name="Tabla10.B11.2"/>
              <table:table-column table:style-name="Tabla10.B11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10.B11.2.1.1"/>
                    <table:table-column table:style-name="Tabla10.B11.2.1.2"/>
                    <table:table-row>
                      <table:table-cell table:style-name="Tabla10.B11.2.1.1.1" office:value-type="string">
                        <text:p text:style-name="Table_20_Contents">Members:</text:p>
                      </table:table-cell>
                      <table:table-cell table:style-name="Tabla10.B11.2.1.2.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0.B11.2.1.1.2" office:value-type="string">
                        <text:p text:style-name="Table_20_Contents">id</text:p>
                      </table:table-cell>
                      <table:table-cell table:style-name="Tabla10.B11.2.1.2.2" office:value-type="string">
                        <text:p text:style-name="Table_20_Contents">Registered name ( or nil).</text:p>
                      </table:table-cell>
                    </table:table-row>
                    <table:table-row>
                      <table:table-cell table:style-name="Tabla10.B11.2.1.1.2" office:value-type="string">
                        <text:p text:style-name="Table_20_Contents">script</text:p>
                      </table:table-cell>
                      <table:table-cell table:style-name="Tabla10.B11.2.1.2.2" office:value-type="string">
                        <text:p text:style-name="Table_20_Contents">Script file name.</text:p>
                      </table:table-cell>
                    </table:table-row>
                    <table:table-row>
                      <table:table-cell table:style-name="Tabla10.B11.2.1.1.2" office:value-type="string">
                        <text:p text:style-name="Table_20_Contents">msgcount</text:p>
                      </table:table-cell>
                      <table:table-cell table:style-name="Tabla10.B11.2.1.2.2" office:value-type="string">
                        <text:p text:style-name="Table_20_Contents">Current message in queue count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10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Horizontal_20_Line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 </text:p>
          </table:table-cell>
          <table:table-cell table:style-name="Tabla11.A1" office:value-type="string">
            <text:p text:style-name="Table_20_Contents"> </text:p>
          </table:table-cell>
        </table:table-row>
        <table:table-row>
          <table:table-cell table:style-name="Tabla11.A2" office:value-type="string">
            <text:p text:style-name="P2">Name:</text:p>
          </table:table-cell>
          <table:table-cell table:style-name="Tabla11.A1" office:value-type="string">
            <text:h text:style-name="Heading_20_3" text:outline-level="3" text:is-list-header="true"><text:bookmark text:name="0_0_10"/>post - Message posting</text:h>
          </table:table-cell>
        </table:table-row>
        <table:table-row>
          <table:table-cell table:style-name="Tabla11.A1" office:value-type="string">
            <text:p text:style-name="P2">Synopsis:</text:p>
          </table:table-cell>
          <table:table-cell table:style-name="Tabla11.A1" office:value-type="string">
            <text:p text:style-name="Table_20_Contents"> </text:p>
          </table:table-cell>
        </table:table-row>
        <table:table-row>
          <table:table-cell table:style-name="Tabla11.A1" office:value-type="string">
            <text:p text:style-name="Table_20_Contents"> </text:p>
          </table:table-cell>
          <table:table-cell table:style-name="Tabla11.A1" office:value-type="string">
            <text:p text:style-name="Table_20_Contents">rc = <text:span text:style-name="T1">task.post</text:span>( id, msg, flags)</text:p>
          </table:table-cell>
        </table:table-row>
        <table:table-row>
          <table:table-cell table:style-name="Tabla11.A1" office:value-type="string">
            <text:p text:style-name="Table_20_Contents"> </text:p>
          </table:table-cell>
          <table:table-cell table:style-name="Tabla11.A1" office:value-type="string">
            <text:p text:style-name="Table_20_Contents"> </text:p>
          </table:table-cell>
        </table:table-row>
        <table:table-row>
          <table:table-cell table:style-name="Tabla11.A1" office:value-type="string">
            <text:p text:style-name="P2">Description:</text:p>
          </table:table-cell>
          <table:table-cell table:style-name="Tabla11.A1" office:value-type="string">
            <text:p text:style-name="Table_20_Contents"> </text:p>
          </table:table-cell>
        </table:table-row>
        <table:table-row>
          <table:table-cell table:style-name="Tabla11.A1" office:value-type="string">
            <text:p text:style-name="Table_20_Contents"> </text:p>
          </table:table-cell>
          <table:table-cell table:style-name="Tabla11.A1" office:value-type="string">
            <text:p text:style-name="Table_20_Contents">The <text:span text:style-name="T1">task.post</text:span> function appends msg to the message queue of the task identified by id.</text:p>
          </table:table-cell>
        </table:table-row>
        <table:table-row>
          <table:table-cell table:style-name="Tabla11.A1" office:value-type="string">
            <text:p text:style-name="Table_20_Contents"> </text:p>
          </table:table-cell>
          <table:table-cell table:style-name="Tabla11.A1" office:value-type="string">
            <text:p text:style-name="Table_20_Contents"> </text:p>
          </table:table-cell>
        </table:table-row>
        <table:table-row>
          <table:table-cell table:style-name="Tabla11.A1" office:value-type="string">
            <text:p text:style-name="P2">Arguments:</text:p>
          </table:table-cell>
          <table:table-cell table:style-name="Tabla11.A1" office:value-type="string">
            <text:p text:style-name="Table_20_Contents"> </text:p>
          </table:table-cell>
        </table:table-row>
        <table:table-row>
          <table:table-cell table:style-name="Tabla11.A1" office:value-type="string">
            <text:p text:style-name="Table_20_Contents"> </text:p>
          </table:table-cell>
          <table:table-cell>
            <table:table table:is-sub-table="true">
              <table:table-column table:style-name="Tabla11.B10.1"/>
              <table:table-column table:style-name="Tabla11.B10.2"/>
              <table:table-column table:style-name="Tabla11.B10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11.B10.2.1.1"/>
                    <table:table-column table:style-name="Tabla11.B10.2.1.2"/>
                    <table:table-row>
                      <table:table-cell table:style-name="Tabla11.B10.2.1.1.1" office:value-type="string">
                        <text:p text:style-name="Table_20_Contents">id (number)</text:p>
                      </table:table-cell>
                      <table:table-cell table:style-name="Tabla11.B10.2.1.2.1" office:value-type="string">
                        <text:p text:style-name="Table_20_Contents">Task to post.</text:p>
                      </table:table-cell>
                    </table:table-row>
                    <table:table-row>
                      <table:table-cell table:style-name="Tabla11.B10.2.1.1.2" office:value-type="string">
                        <text:p text:style-name="Table_20_Contents">msg (string)</text:p>
                      </table:table-cell>
                      <table:table-cell table:style-name="Tabla11.B10.2.1.2.2" office:value-type="string">
                        <text:p text:style-name="Table_20_Contents">Data to post.</text:p>
                      </table:table-cell>
                    </table:table-row>
                    <table:table-row>
                      <table:table-cell table:style-name="Tabla11.B10.2.1.1.2" office:value-type="string">
                        <text:p text:style-name="Table_20_Contents">flags (number)</text:p>
                      </table:table-cell>
                      <table:table-cell table:style-name="Tabla11.B10.2.1.2.2" office:value-type="string">
                        <text:p text:style-name="Table_20_Contents">General purpose 32 bit number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11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11.A1" office:value-type="string">
            <text:p text:style-name="Table_20_Contents"> </text:p>
          </table:table-cell>
          <table:table-cell table:style-name="Tabla11.A1" office:value-type="string">
            <text:p text:style-name="Table_20_Contents"> </text:p>
          </table:table-cell>
        </table:table-row>
        <table:table-row>
          <table:table-cell table:style-name="Tabla11.A1" office:value-type="string">
            <text:p text:style-name="P2">Returns:</text:p>
          </table:table-cell>
          <table:table-cell table:style-name="Tabla11.A1" office:value-type="string">
            <text:p text:style-name="Table_20_Contents"> </text:p>
          </table:table-cell>
        </table:table-row>
        <table:table-row>
          <table:table-cell table:style-name="Tabla11.A1" office:value-type="string">
            <text:p text:style-name="Table_20_Contents"> </text:p>
          </table:table-cell>
          <table:table-cell table:style-name="Tabla11.A1" office:value-type="string">
            <text:p text:style-name="Table_20_Contents">rc (number):</text:p>
          </table:table-cell>
        </table:table-row>
        <table:table-row>
          <table:table-cell table:style-name="Tabla11.A1" office:value-type="string">
            <text:p text:style-name="Table_20_Contents"> </text:p>
          </table:table-cell>
          <table:table-cell>
            <table:table table:is-sub-table="true">
              <table:table-column table:style-name="Tabla11.B10.1"/>
              <table:table-column table:style-name="Tabla11.B14.2"/>
              <table:table-column table:style-name="Tabla11.B14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11.B14.2.1.1"/>
                    <table:table-column table:style-name="Tabla11.B14.2.1.2"/>
                    <table:table-row>
                      <table:table-cell table:style-name="Tabla11.B10.2.1.1.1" office:value-type="string">
                        <text:p text:style-name="Table_20_Contents">0</text:p>
                      </table:table-cell>
                      <table:table-cell table:style-name="Tabla11.B10.2.1.2.1" office:value-type="string">
                        <text:p text:style-name="Table_20_Contents">Message posted ok.</text:p>
                      </table:table-cell>
                    </table:table-row>
                    <table:table-row>
                      <table:table-cell table:style-name="Tabla11.B10.2.1.1.2" office:value-type="string">
                        <text:p text:style-name="Table_20_Contents">-1</text:p>
                      </table:table-cell>
                      <table:table-cell table:style-name="Tabla11.B10.2.1.2.2" office:value-type="string">
                        <text:p text:style-name="Table_20_Contents">Task to post not running.</text:p>
                      </table:table-cell>
                    </table:table-row>
                    <table:table-row>
                      <table:table-cell table:style-name="Tabla11.B10.2.1.1.2" office:value-type="string">
                        <text:p text:style-name="Table_20_Contents">-2</text:p>
                      </table:table-cell>
                      <table:table-cell table:style-name="Tabla11.B10.2.1.2.2" office:value-type="string">
                        <text:p text:style-name="Table_20_Contents">Can't malloc message entry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11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Horizontal_20_Line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 </text:p>
          </table:table-cell>
          <table:table-cell table:style-name="Tabla12.A1" office:value-type="string">
            <text:p text:style-name="Table_20_Contents"> </text:p>
          </table:table-cell>
        </table:table-row>
        <table:table-row>
          <table:table-cell table:style-name="Tabla12.A2" office:value-type="string">
            <text:p text:style-name="P2">Name:</text:p>
          </table:table-cell>
          <table:table-cell table:style-name="Tabla12.A1" office:value-type="string">
            <text:h text:style-name="Heading_20_3" text:outline-level="3" text:is-list-header="true"><text:bookmark text:name="0_0_11"/>receive - Message receiving</text:h>
          </table:table-cell>
        </table:table-row>
        <table:table-row>
          <table:table-cell table:style-name="Tabla12.A1" office:value-type="string">
            <text:p text:style-name="P2">Synopsis:</text:p>
          </table:table-cell>
          <table:table-cell table:style-name="Tabla12.A1" office:value-type="string">
            <text:p text:style-name="Table_20_Contents"> </text:p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 table:style-name="Tabla12.A1" office:value-type="string">
            <text:p text:style-name="Table_20_Contents">msg, flags, rc = <text:span text:style-name="T1">task.receive</text:span>( [timeout])</text:p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 table:style-name="Tabla12.A1" office:value-type="string">
            <text:p text:style-name="Table_20_Contents"> </text:p>
          </table:table-cell>
        </table:table-row>
        <table:table-row>
          <table:table-cell table:style-name="Tabla12.A1" office:value-type="string">
            <text:p text:style-name="P2">Description:</text:p>
          </table:table-cell>
          <table:table-cell table:style-name="Tabla12.A1" office:value-type="string">
            <text:p text:style-name="Table_20_Contents"> </text:p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 table:style-name="Tabla12.A1" office:value-type="string">
            <text:p text:style-name="Table_20_Contents">The <text:span text:style-name="T1">task.receive</text:span> function gets the first entry from the message queue of the current task. <text:line-break/>If timeout exists and it is not equal to -1, it specifies the maximum interval to wait for message arrival if there are none in the queue .</text:p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 table:style-name="Tabla12.A1" office:value-type="string">
            <text:p text:style-name="Table_20_Contents"> </text:p>
          </table:table-cell>
        </table:table-row>
        <table:table-row>
          <table:table-cell table:style-name="Tabla12.A1" office:value-type="string">
            <text:p text:style-name="P2">Arguments:</text:p>
          </table:table-cell>
          <table:table-cell table:style-name="Tabla12.A1" office:value-type="string">
            <text:p text:style-name="Table_20_Contents"> </text:p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>
            <table:table table:is-sub-table="true">
              <table:table-column table:style-name="Tabla12.B10.1"/>
              <table:table-column table:style-name="Tabla12.B10.2"/>
              <table:table-column table:style-name="Tabla12.B10.3"/>
              <table:table-column table:style-name="Tabla12.B10.4"/>
              <table:table-row>
                <table:table-cell office:value-type="string">
                  <text:p text:style-name="P1"/>
                </table:table-cell>
                <table:table-cell table:style-name="Tabla12.B10.2.1" office:value-type="string">
                  <text:p text:style-name="Table_20_Contents">timeout (number)</text:p>
                </table:table-cell>
                <table:table-cell table:style-name="Tabla12.B10.3.1" office:value-type="string">
                  <text:p text:style-name="Table_20_Contents">Receive timeout in milliseconds, -1 or nil waits forever.</text:p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12.A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 table:style-name="Tabla12.A1" office:value-type="string">
            <text:p text:style-name="Table_20_Contents"> </text:p>
          </table:table-cell>
        </table:table-row>
        <table:table-row>
          <table:table-cell table:style-name="Tabla12.A1" office:value-type="string">
            <text:p text:style-name="P2">Returns:</text:p>
          </table:table-cell>
          <table:table-cell table:style-name="Tabla12.A1" office:value-type="string">
            <text:p text:style-name="Table_20_Contents"> </text:p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 table:style-name="Tabla12.A1" office:value-type="string">
            <text:p text:style-name="Table_20_Contents">msg (string) : Data received</text:p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 table:style-name="Tabla12.A1" office:value-type="string">
            <text:p text:style-name="Table_20_Contents">flags (number): General purpose 32 bit number.</text:p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 table:style-name="Tabla12.A1" office:value-type="string">
            <text:p text:style-name="Table_20_Contents">rc (number):</text:p>
          </table:table-cell>
        </table:table-row>
        <table:table-row>
          <table:table-cell table:style-name="Tabla12.A1" office:value-type="string">
            <text:p text:style-name="Table_20_Contents"> </text:p>
          </table:table-cell>
          <table:table-cell>
            <table:table table:is-sub-table="true">
              <table:table-column table:style-name="Tabla12.B10.1"/>
              <table:table-column table:style-name="Tabla12.B16.2"/>
              <table:table-column table:style-name="Tabla12.B16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12.B16.2.1.1"/>
                    <table:table-column table:style-name="Tabla12.B16.2.1.2"/>
                    <table:table-row>
                      <table:table-cell table:style-name="Tabla12.B10.2.1" office:value-type="string">
                        <text:p text:style-name="Table_20_Contents">0</text:p>
                      </table:table-cell>
                      <table:table-cell table:style-name="Tabla12.B10.3.1" office:value-type="string">
                        <text:p text:style-name="Table_20_Contents">Received ok.</text:p>
                      </table:table-cell>
                    </table:table-row>
                    <table:table-row>
                      <table:table-cell table:style-name="Tabla12.B16.2.1.1.2" office:value-type="string">
                        <text:p text:style-name="Table_20_Contents">-1</text:p>
                      </table:table-cell>
                      <table:table-cell table:style-name="Tabla12.B16.2.1.2.2" office:value-type="string">
                        <text:p text:style-name="Table_20_Contents">The library seems corrupt.</text:p>
                      </table:table-cell>
                    </table:table-row>
                    <table:table-row>
                      <table:table-cell table:style-name="Tabla12.B16.2.1.1.2" office:value-type="string">
                        <text:p text:style-name="Table_20_Contents">-2</text:p>
                      </table:table-cell>
                      <table:table-cell table:style-name="Tabla12.B16.2.1.2.2" office:value-type="string">
                        <text:p text:style-name="Table_20_Contents">Timed out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12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</table:table>
      <text:p text:style-name="Horizontal_20_Line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> </text:p>
          </table:table-cell>
          <table:table-cell table:style-name="Tabla13.A1" office:value-type="string">
            <text:p text:style-name="Table_20_Contents"> </text:p>
          </table:table-cell>
        </table:table-row>
        <table:table-row>
          <table:table-cell table:style-name="Tabla13.A2" office:value-type="string">
            <text:p text:style-name="P2">Name:</text:p>
          </table:table-cell>
          <table:table-cell table:style-name="Tabla13.A1" office:value-type="string">
            <text:h text:style-name="Heading_20_3" text:outline-level="3" text:is-list-header="true"><text:bookmark text:name="0_0_12"/>getqhandle - Task queue handle retrieval</text:h>
          </table:table-cell>
        </table:table-row>
        <table:table-row>
          <table:table-cell table:style-name="Tabla13.A1" office:value-type="string">
            <text:p text:style-name="P2">Synopsis:</text:p>
          </table:table-cell>
          <table:table-cell table:style-name="Tabla13.A1" office:value-type="string">
            <text:p text:style-name="Table_20_Contents"> </text:p>
          </table:table-cell>
        </table:table-row>
        <table:table-row>
          <table:table-cell table:style-name="Tabla13.A1" office:value-type="string">
            <text:p text:style-name="Table_20_Contents"> </text:p>
          </table:table-cell>
          <table:table-cell table:style-name="Tabla13.A1" office:value-type="string">
            <text:p text:style-name="Table_20_Contents">rc = <text:span text:style-name="T1">task.getqhandle</text:span>( )</text:p>
          </table:table-cell>
        </table:table-row>
        <table:table-row>
          <table:table-cell table:style-name="Tabla13.A1" office:value-type="string">
            <text:p text:style-name="Table_20_Contents"> </text:p>
          </table:table-cell>
          <table:table-cell table:style-name="Tabla13.A1" office:value-type="string">
            <text:p text:style-name="Table_20_Contents"> </text:p>
          </table:table-cell>
        </table:table-row>
        <table:table-row>
          <table:table-cell table:style-name="Tabla13.A1" office:value-type="string">
            <text:p text:style-name="P2">Description:</text:p>
          </table:table-cell>
          <table:table-cell table:style-name="Tabla13.A1" office:value-type="string">
            <text:p text:style-name="Table_20_Contents"> </text:p>
          </table:table-cell>
        </table:table-row>
        <table:table-row>
          <table:table-cell table:style-name="Tabla13.A1" office:value-type="string">
            <text:p text:style-name="Table_20_Contents"> </text:p>
          </table:table-cell>
          <table:table-cell table:style-name="Tabla13.A1" office:value-type="string">
            <text:p text:style-name="Table_20_Contents">The <text:span text:style-name="T1">task.getqhandle</text:span> function returns the message queue handle for the current task.</text:p>
          </table:table-cell>
        </table:table-row>
        <table:table-row>
          <table:table-cell table:style-name="Tabla13.A1" office:value-type="string">
            <text:p text:style-name="Table_20_Contents"> </text:p>
          </table:table-cell>
          <table:table-cell table:style-name="Tabla13.A1" office:value-type="string">
            <text:p text:style-name="Table_20_Contents"> </text:p>
          </table:table-cell>
        </table:table-row>
        <table:table-row>
          <table:table-cell table:style-name="Tabla13.A1" office:value-type="string">
            <text:p text:style-name="P2">Returns:</text:p>
          </table:table-cell>
          <table:table-cell table:style-name="Tabla13.A1" office:value-type="string">
            <text:p text:style-name="Table_20_Contents"> </text:p>
          </table:table-cell>
        </table:table-row>
        <table:table-row>
          <table:table-cell table:style-name="Tabla13.A1" office:value-type="string">
            <text:p text:style-name="Table_20_Contents"> </text:p>
          </table:table-cell>
          <table:table-cell table:style-name="Tabla13.A1" office:value-type="string">
            <text:p text:style-name="Table_20_Contents">rc (number):</text:p>
          </table:table-cell>
        </table:table-row>
        <table:table-row>
          <table:table-cell table:style-name="Tabla13.A1" office:value-type="string">
            <text:p text:style-name="Table_20_Contents"> </text:p>
          </table:table-cell>
          <table:table-cell>
            <table:table table:is-sub-table="true">
              <table:table-column table:style-name="Tabla13.B11.1"/>
              <table:table-column table:style-name="Tabla13.B11.2"/>
              <table:table-column table:style-name="Tabla13.B11.3"/>
              <table:table-row>
                <table:table-cell office:value-type="string">
                  <text:p text:style-name="P1"/>
                </table:table-cell>
                <table:table-cell>
                  <table:table table:is-sub-table="true">
                    <table:table-column table:style-name="Tabla13.B11.2.1.1"/>
                    <table:table-column table:style-name="Tabla13.B11.2.1.2"/>
                    <table:table-row>
                      <table:table-cell table:style-name="Tabla13.B11.2.1.1.1" office:value-type="string">
                        <text:p text:style-name="Table_20_Contents">&gt; 0</text:p>
                      </table:table-cell>
                      <table:table-cell table:style-name="Tabla13.B11.2.1.2.1" office:value-type="string">
                        <text:p text:style-name="Table_20_Contents">Current task internal message queue handle.</text:p>
                      </table:table-cell>
                    </table:table-row>
                    <table:table-row>
                      <table:table-cell table:style-name="Tabla13.B11.2.1.1.2" office:value-type="string">
                        <text:p text:style-name="Table_20_Contents">0</text:p>
                      </table:table-cell>
                      <table:table-cell table:style-name="Tabla13.B11.2.1.2.2" office:value-type="string">
                        <text:p text:style-name="Table_20_Contents">The library seems corrupt.</text:p>
                      </table:table-cell>
                    </table:table-row>
                  </table:table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13.A1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13.A1" office:value-type="string">
            <text:p text:style-name="Table_20_Contents"> </text:p>
          </table:table-cell>
          <table:table-cell table:style-name="Tabla13.A1" office:value-type="string">
            <text:p text:style-name="Table_20_Contents"> </text:p>
          </table:table-cell>
        </table:table-row>
        <table:table-row>
          <table:table-cell table:style-name="Tabla13.A1" office:value-type="string">
            <text:p text:style-name="P2">Notes:</text:p>
          </table:table-cell>
          <table:table-cell table:style-name="Tabla13.A1" office:value-type="string">
            <text:p text:style-name="Table_20_Contents"> </text:p>
          </table:table-cell>
        </table:table-row>
        <table:table-row>
          <table:table-cell table:style-name="Tabla13.A1" office:value-type="string">
            <text:p text:style-name="Table_20_Contents"> </text:p>
          </table:table-cell>
          <table:table-cell table:style-name="Tabla13.A1" office:value-type="string">
            <text:p text:style-name="Table_20_Contents">The handle returned by this function is dependent of the platform. <text:line-break/>The only purpose of this function is to make available a handle to use with things like select or WaitFor* functions.</text:p>
          </table:table-cell>
        </table:table-row>
      </table:table>
      <text:p text:style-name="Horizontal_20_Line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Table_20_Contents"> </text:p>
          </table:table-cell>
          <table:table-cell table:style-name="Tabla14.A1" office:value-type="string">
            <text:p text:style-name="Table_20_Contents"> </text:p>
          </table:table-cell>
        </table:table-row>
        <table:table-row>
          <table:table-cell table:style-name="Tabla14.A2" office:value-type="string">
            <text:p text:style-name="P2">Name:</text:p>
          </table:table-cell>
          <table:table-cell table:style-name="Tabla14.A1" office:value-type="string">
            <text:h text:style-name="Heading_20_3" text:outline-level="3" text:is-list-header="true"><text:bookmark text:name="0_0_101"/>sleep – Task execution suspension</text:h>
          </table:table-cell>
        </table:table-row>
        <table:table-row>
          <table:table-cell table:style-name="Tabla14.A1" office:value-type="string">
            <text:p text:style-name="P2">Synopsis:</text:p>
          </table:table-cell>
          <table:table-cell table:style-name="Tabla14.A1" office:value-type="string">
            <text:p text:style-name="Table_20_Contents"> </text:p>
          </table:table-cell>
        </table:table-row>
        <table:table-row>
          <table:table-cell table:style-name="Tabla14.A1" office:value-type="string">
            <text:p text:style-name="Table_20_Contents"> </text:p>
          </table:table-cell>
          <table:table-cell table:style-name="Tabla14.A1" office:value-type="string">
            <text:p text:style-name="Table_20_Contents"><text:span text:style-name="T1">task.sleep</text:span>( ms)</text:p>
          </table:table-cell>
        </table:table-row>
        <table:table-row>
          <table:table-cell table:style-name="Tabla14.A1" office:value-type="string">
            <text:p text:style-name="Table_20_Contents"> </text:p>
          </table:table-cell>
          <table:table-cell table:style-name="Tabla14.A1" office:value-type="string">
            <text:p text:style-name="Table_20_Contents"> </text:p>
          </table:table-cell>
        </table:table-row>
        <table:table-row>
          <table:table-cell table:style-name="Tabla14.A1" office:value-type="string">
            <text:p text:style-name="P2">Description:</text:p>
          </table:table-cell>
          <table:table-cell table:style-name="Tabla14.A1" office:value-type="string">
            <text:p text:style-name="Table_20_Contents"> </text:p>
          </table:table-cell>
        </table:table-row>
        <table:table-row>
          <table:table-cell table:style-name="Tabla14.A1" office:value-type="string">
            <text:p text:style-name="Table_20_Contents"> </text:p>
          </table:table-cell>
          <table:table-cell table:style-name="Tabla14.A1" office:value-type="string">
            <text:p text:style-name="Table_20_Contents">The <text:span text:style-name="T1">task.sleep</text:span> function suspends execution of the current task.</text:p>
          </table:table-cell>
        </table:table-row>
        <table:table-row>
          <table:table-cell table:style-name="Tabla14.A1" office:value-type="string">
            <text:p text:style-name="Table_20_Contents"> </text:p>
          </table:table-cell>
          <table:table-cell table:style-name="Tabla14.A1" office:value-type="string">
            <text:p text:style-name="Table_20_Contents"> </text:p>
          </table:table-cell>
        </table:table-row>
        <table:table-row>
          <table:table-cell table:style-name="Tabla14.A1" office:value-type="string">
            <text:p text:style-name="P2">Arguments:</text:p>
          </table:table-cell>
          <table:table-cell table:style-name="Tabla14.A1" office:value-type="string">
            <text:p text:style-name="Table_20_Contents"> </text:p>
          </table:table-cell>
        </table:table-row>
        <table:table-row>
          <table:table-cell table:style-name="Tabla14.A1" office:value-type="string">
            <text:p text:style-name="Table_20_Contents"> </text:p>
          </table:table-cell>
          <table:table-cell>
            <table:table table:is-sub-table="true">
              <table:table-column table:style-name="Tabla14.B10.1"/>
              <table:table-column table:style-name="Tabla14.B10.2"/>
              <table:table-column table:style-name="Tabla14.B10.3"/>
              <table:table-column table:style-name="Tabla14.B10.4"/>
              <table:table-row>
                <table:table-cell office:value-type="string">
                  <text:p text:style-name="P1"/>
                </table:table-cell>
                <table:table-cell table:style-name="Tabla14.B10.2.1" office:value-type="string">
                  <text:p text:style-name="Table_20_Contents">ms (number)</text:p>
                </table:table-cell>
                <table:table-cell table:style-name="Tabla14.B10.3.1" office:value-type="string">
                  <text:p text:style-name="Table_20_Contents">Time to suspend execution.</text:p>
                </table:table-cell>
                <table:table-cell office:value-type="string">
                  <text:p text:style-name="P1"/>
                </table:table-cell>
              </table:table-row>
              <table:table-row>
                <table:table-cell table:style-name="Tabla14.A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  <table:table-row>
          <table:table-cell table:style-name="Tabla14.A1" office:value-type="string">
            <text:p text:style-name="Table_20_Contents"> </text:p>
          </table:table-cell>
          <table:table-cell table:style-name="Tabla14.A1" office:value-type="string">
            <text:p text:style-name="Table_20_Contents"> </text:p>
          </table:table-cell>
        </table:table-row>
      </table:table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A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DejaVu Sans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niel Quintela</meta:initial-creator>
    <meta:creation-date>2007-09-02T14:57:00</meta:creation-date>
    <dc:creator>Daniel Quintela</dc:creator>
    <dc:date>2007-11-04T14:32:28</dc:date>
    <dc:language>es-AR</dc:language>
    <meta:editing-cycles>9</meta:editing-cycles>
    <meta:editing-duration>PT1H20M6S</meta:editing-duration>
    <meta:user-defined meta:name="Info 1"/>
    <meta:user-defined meta:name="Info 2"/>
    <meta:user-defined meta:name="Info 3"/>
    <meta:user-defined meta:name="Info 4"/>
    <meta:document-statistic meta:table-count="14" meta:image-count="1" meta:object-count="0" meta:page-count="8" meta:paragraph-count="439" meta:word-count="773" meta:character-count="5184"/>
  </office:meta>
</office:document-meta>
</file>